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91ffa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7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2" style:family="paragraph" style:parent-style-name="Table_20_Contents">
      <style:text-properties style:font-name="Liberation Sans" fo:font-size="12pt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e295d3a" style:font-size-asian="12pt" style:font-size-complex="12pt"/>
    </style:style>
    <style:style style:name="P44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5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6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7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ca56a54"/>
    </style:style>
    <style:style style:name="P51" style:family="paragraph" style:parent-style-name="Standard">
      <style:text-properties officeooo:paragraph-rsid="0ca5faa5"/>
    </style:style>
    <style:style style:name="P52" style:family="paragraph" style:parent-style-name="Standard">
      <style:text-properties officeooo:paragraph-rsid="0ca6ddb9"/>
    </style:style>
    <style:style style:name="P53" style:family="paragraph" style:parent-style-name="Standard">
      <style:text-properties officeooo:paragraph-rsid="04f68805"/>
    </style:style>
    <style:style style:name="P54" style:family="paragraph" style:parent-style-name="Standard">
      <style:text-properties officeooo:paragraph-rsid="0bad8f69"/>
    </style:style>
    <style:style style:name="P55" style:family="paragraph" style:parent-style-name="Standard">
      <style:text-properties officeooo:paragraph-rsid="0a0f7b62"/>
    </style:style>
    <style:style style:name="P56" style:family="paragraph" style:parent-style-name="Standard">
      <style:text-properties officeooo:paragraph-rsid="0cb27039"/>
    </style:style>
    <style:style style:name="P57" style:family="paragraph" style:parent-style-name="Standard">
      <style:text-properties officeooo:paragraph-rsid="0cc50ec9"/>
    </style:style>
    <style:style style:name="P58" style:family="paragraph" style:parent-style-name="Standard">
      <style:text-properties officeooo:paragraph-rsid="0cc5fe5b"/>
    </style:style>
    <style:style style:name="P59" style:family="paragraph" style:parent-style-name="Standard">
      <style:text-properties officeooo:paragraph-rsid="0ce3fa52"/>
    </style:style>
    <style:style style:name="P60" style:family="paragraph" style:parent-style-name="Standard">
      <style:text-properties officeooo:paragraph-rsid="0d1ec96e"/>
    </style:style>
    <style:style style:name="P61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3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5" style:family="paragraph" style:parent-style-name="Standard">
      <style:text-properties officeooo:paragraph-rsid="0d2e61eb"/>
    </style:style>
    <style:style style:name="P66" style:family="paragraph" style:parent-style-name="Standard">
      <style:text-properties officeooo:paragraph-rsid="0d804757"/>
    </style:style>
    <style:style style:name="P67" style:family="paragraph" style:parent-style-name="Standard">
      <style:text-properties officeooo:paragraph-rsid="0da26ad3"/>
    </style:style>
    <style:style style:name="P68" style:family="paragraph" style:parent-style-name="Standard">
      <style:text-properties officeooo:paragraph-rsid="0d1be4a7"/>
    </style:style>
    <style:style style:name="P69" style:family="paragraph" style:parent-style-name="Standard">
      <style:text-properties officeooo:paragraph-rsid="0daa4aef"/>
    </style:style>
    <style:style style:name="P70" style:family="paragraph" style:parent-style-name="Standard">
      <style:text-properties officeooo:paragraph-rsid="0daef67d"/>
    </style:style>
    <style:style style:name="P71" style:family="paragraph" style:parent-style-name="Standard">
      <style:text-properties officeooo:paragraph-rsid="0db0d4d1"/>
    </style:style>
    <style:style style:name="P72" style:family="paragraph" style:parent-style-name="Standard">
      <style:text-properties officeooo:paragraph-rsid="0db40abc"/>
    </style:style>
    <style:style style:name="P73" style:family="paragraph" style:parent-style-name="Standard">
      <style:text-properties officeooo:paragraph-rsid="0dbf3336"/>
    </style:style>
    <style:style style:name="P74" style:family="paragraph" style:parent-style-name="Standard">
      <style:text-properties officeooo:paragraph-rsid="0dce9327"/>
    </style:style>
    <style:style style:name="P75" style:family="paragraph" style:parent-style-name="Standard">
      <style:text-properties officeooo:rsid="0dde9a1c" officeooo:paragraph-rsid="0dde9a1c"/>
    </style:style>
    <style:style style:name="P76" style:family="paragraph" style:parent-style-name="Standard">
      <style:text-properties officeooo:rsid="0dde9a1c" officeooo:paragraph-rsid="0ddfbc49"/>
    </style:style>
    <style:style style:name="P77" style:family="paragraph" style:parent-style-name="Standard">
      <style:text-properties officeooo:paragraph-rsid="0deb3f7d"/>
    </style:style>
    <style:style style:name="P78" style:family="paragraph" style:parent-style-name="Footnote">
      <style:text-properties officeooo:paragraph-rsid="04473353"/>
    </style:style>
    <style:style style:name="P79" style:family="paragraph" style:parent-style-name="Footnote">
      <style:text-properties officeooo:paragraph-rsid="0cf7e116"/>
    </style:style>
    <style:style style:name="P80" style:family="paragraph" style:parent-style-name="Footnote">
      <style:text-properties officeooo:rsid="043ccc66" officeooo:paragraph-rsid="0dca2508"/>
    </style:style>
    <style:style style:name="P81" style:family="paragraph" style:parent-style-name="Footnote">
      <style:text-properties officeooo:rsid="043ccc66" officeooo:paragraph-rsid="0e50324d"/>
    </style:style>
    <style:style style:name="P82" style:family="paragraph" style:parent-style-name="Footnote">
      <style:text-properties officeooo:rsid="043ccc66" officeooo:paragraph-rsid="0e5afad8"/>
    </style:style>
    <style:style style:name="P83" style:family="paragraph" style:parent-style-name="Standard">
      <style:text-properties officeooo:paragraph-rsid="0e0f3ce4"/>
    </style:style>
    <style:style style:name="P84" style:family="paragraph" style:parent-style-name="Standard">
      <style:text-properties officeooo:rsid="0e12a1f2" officeooo:paragraph-rsid="0e12a1f2"/>
    </style:style>
    <style:style style:name="P85" style:family="paragraph" style:parent-style-name="Standard">
      <style:text-properties officeooo:paragraph-rsid="0e12a1f2"/>
    </style:style>
    <style:style style:name="P86" style:family="paragraph" style:parent-style-name="Standard">
      <style:text-properties officeooo:paragraph-rsid="0e153b91"/>
    </style:style>
    <style:style style:name="P87" style:family="paragraph" style:parent-style-name="Footnote">
      <style:text-properties officeooo:paragraph-rsid="0e1736d1"/>
    </style:style>
    <style:style style:name="P88" style:family="paragraph" style:parent-style-name="Standard">
      <style:text-properties officeooo:paragraph-rsid="0e26e14b"/>
    </style:style>
    <style:style style:name="P8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5ba6ae"/>
    </style:style>
    <style:style style:name="P92" style:family="paragraph" style:parent-style-name="Standard">
      <style:text-properties officeooo:paragraph-rsid="0e5c6890"/>
    </style:style>
    <style:style style:name="P93" style:family="paragraph" style:parent-style-name="Footnote">
      <style:text-properties officeooo:paragraph-rsid="0e72255e"/>
    </style:style>
    <style:style style:name="P94" style:family="paragraph" style:parent-style-name="Standard">
      <style:text-properties officeooo:paragraph-rsid="0e7e5c87"/>
    </style:style>
    <style:style style:name="P95" style:family="paragraph" style:parent-style-name="Footnote">
      <style:text-properties officeooo:paragraph-rsid="0e81bf91"/>
    </style:style>
    <style:style style:name="P96" style:family="paragraph" style:parent-style-name="Standard">
      <style:text-properties officeooo:paragraph-rsid="0e82c297"/>
    </style:style>
    <style:style style:name="P97" style:family="paragraph" style:parent-style-name="Footnote">
      <style:text-properties officeooo:paragraph-rsid="0e83c34e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83d6d4"/>
    </style:style>
    <style:style style:name="P10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10" style:family="text">
      <style:text-properties officeooo:rsid="02f99a6c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2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37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38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2" style:family="text">
      <style:text-properties fo:color="#000000" loext:opacity="100%" style:text-line-through-style="none" style:text-line-through-type="none" style:text-underline-style="none"/>
    </style:style>
    <style:style style:name="T253" style:family="text">
      <style:text-properties fo:color="#000000" loext:opacity="100%" style:text-line-through-style="none" style:text-line-through-type="none" style:text-underline-style="none" officeooo:rsid="0aabd8f8"/>
    </style:style>
    <style:style style:name="T25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7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61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62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5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6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67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68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9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70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71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2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3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4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5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7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78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79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80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4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5" style:family="text">
      <style:text-properties fo:color="#000000" loext:opacity="100%" style:font-name="Liberation Sans" fo:font-size="12pt" fo:language="nl" fo:country="NL" fo:font-weight="normal" officeooo:rsid="0e8643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6" style:family="text">
      <style:text-properties fo:color="#000000" loext:opacity="100%" style:font-name="Liberation Sans" fo:font-size="12pt" fo:language="nl" fo:country="NL" fo:font-weight="normal" officeooo:rsid="0e86930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9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00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1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0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2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4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5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6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7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8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9" style:family="text">
      <style:text-properties fo:color="#000000" loext:opacity="100%" style:font-name="Liberation Sans" fo:font-size="12pt" fo:language="nl" fo:country="NL" fo:font-weight="bold" officeooo:rsid="0e4dc746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20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1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22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3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4" style:family="text">
      <style:text-properties fo:color="#000000" loext:opacity="100%" style:font-name="Liberation Sans" fo:font-size="12pt" fo:language="nl" fo:country="NL" officeooo:rsid="0e48dca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5" style:family="text">
      <style:text-properties fo:color="#000000" loext:opacity="100%" style:font-name="Liberation Sans" fo:font-size="12pt" fo:language="nl" fo:country="NL" officeooo:rsid="0e4c0a6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6" style:family="text">
      <style:text-properties fo:color="#000000" loext:opacity="100%" style:font-name="Liberation Sans" fo:font-size="12pt" fo:language="nl" fo:country="NL" officeooo:rsid="0e576c5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7" style:family="text">
      <style:text-properties fo:color="#000000" loext:opacity="100%" style:font-name="Liberation Sans" fo:font-size="12pt" fo:language="nl" fo:country="NL" officeooo:rsid="0ef60a1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8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29" style:family="text">
      <style:text-properties fo:color="#000000" loext:opacity="100%" style:font-name="Liberation Sans" fo:font-size="11pt" fo:language="nl" fo:country="NL" fo:font-weight="normal" officeooo:rsid="0053a6e0" fo:background-color="transparent" loext:char-shading-value="0" style:font-size-asian="11pt" style:language-asian="nl" style:country-asian="NL" style:font-weight-asian="normal" style:font-name-complex="Bitstream Vera Sans" style:font-size-complex="11pt" style:font-weight-complex="normal"/>
    </style:style>
    <style:style style:name="T330" style:family="text">
      <style:text-properties fo:color="#000000" loext:opacity="100%" style:font-name="Liberation Sans" fo:font-size="10pt" fo:language="nl" fo:country="NL" fo:font-weight="normal" officeooo:rsid="0053a6e0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331" style:family="text">
      <style:text-properties fo:color="#000000" loext:opacity="100%" officeooo:rsid="004804ae"/>
    </style:style>
    <style:style style:name="T332" style:family="text">
      <style:text-properties fo:color="#000000" loext:opacity="100%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3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35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36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37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38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39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40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41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42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43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44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45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46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47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48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49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50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5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52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5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54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55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56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57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58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59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60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6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4" style:family="text">
      <style:text-properties style:use-window-font-color="true" loext:opacity="0%" style:font-name="Liberation Sans" officeooo:rsid="047da547"/>
    </style:style>
    <style:style style:name="T36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67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6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6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1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6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7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9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0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1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2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3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4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5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86" style:family="text">
      <style:text-properties style:use-window-font-color="true" loext:opacity="0%" style:font-name="Liberation Sans" fo:font-size="12pt" style:font-size-asian="12pt" style:font-size-complex="12pt"/>
    </style:style>
    <style:style style:name="T387" style:family="text">
      <style:text-properties officeooo:rsid="04473353"/>
    </style:style>
    <style:style style:name="T38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1" style:family="text">
      <style:text-properties officeooo:rsid="0a6f0a69"/>
    </style:style>
    <style:style style:name="T392" style:family="text">
      <style:text-properties officeooo:rsid="0aace3cd"/>
    </style:style>
    <style:style style:name="T393" style:family="text">
      <style:text-properties officeooo:rsid="0b952edb"/>
    </style:style>
    <style:style style:name="T394" style:family="text">
      <style:text-properties fo:font-size="8pt" style:font-size-asian="8pt" style:font-size-complex="8pt" loext:padding="0.049cm" loext:border="0.31pt solid #000000"/>
    </style:style>
    <style:style style:name="T395" style:family="text">
      <style:text-properties officeooo:rsid="0394a435"/>
    </style:style>
    <style:style style:name="T396" style:family="text">
      <style:text-properties officeooo:rsid="0be4091b"/>
    </style:style>
    <style:style style:name="T397" style:family="text">
      <style:text-properties officeooo:rsid="0bf888a9"/>
    </style:style>
    <style:style style:name="T398" style:family="text">
      <style:text-properties officeooo:rsid="0cf7e116"/>
    </style:style>
    <style:style style:name="T399" style:family="text">
      <style:text-properties officeooo:rsid="0d52ea33"/>
    </style:style>
    <style:style style:name="T400" style:family="text">
      <style:text-properties officeooo:rsid="0de11971"/>
    </style:style>
    <style:style style:name="T401" style:family="text">
      <style:text-properties style:font-name="Liberation Sans"/>
    </style:style>
    <style:style style:name="T402" style:family="text">
      <style:text-properties style:font-name="Liberation Sans" fo:font-size="12pt"/>
    </style:style>
    <style:style style:name="T403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05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6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7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8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09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10" style:family="text">
      <style:text-properties style:font-name="Liberation Sans" fo:font-size="12pt" fo:font-style="normal" officeooo:rsid="00bddfbe" style:font-size-asian="12pt" style:font-size-complex="12pt"/>
    </style:style>
    <style:style style:name="T411" style:family="text">
      <style:text-properties style:font-name="Liberation Sans" fo:font-size="12pt" officeooo:rsid="047da547" style:font-size-asian="12pt"/>
    </style:style>
    <style:style style:name="T412" style:family="text">
      <style:text-properties style:font-name="Liberation Sans" fo:font-size="12pt" style:font-size-asian="12pt" style:font-size-complex="12pt"/>
    </style:style>
    <style:style style:name="T413" style:family="text">
      <style:text-properties style:font-name="Liberation Sans" fo:font-size="12pt" officeooo:rsid="01657261" style:font-size-asian="12pt" style:font-size-complex="12pt"/>
    </style:style>
    <style:style style:name="T414" style:family="text">
      <style:text-properties style:font-name="Liberation Sans" fo:font-size="12pt" officeooo:rsid="00bddfbe" style:font-size-asian="12pt" style:font-size-complex="12pt"/>
    </style:style>
    <style:style style:name="T415" style:family="text">
      <style:text-properties style:font-name="Liberation Sans" fo:font-size="12pt" officeooo:rsid="0d1ec96e" style:font-size-asian="12pt" style:font-size-complex="12pt"/>
    </style:style>
    <style:style style:name="T416" style:family="text">
      <style:text-properties style:font-name="Liberation Sans" fo:font-size="12pt" officeooo:rsid="0e2b2f17" style:font-size-asian="12pt" style:font-size-complex="12pt"/>
    </style:style>
    <style:style style:name="T417" style:family="text">
      <style:text-properties style:font-name="Liberation Sans" fo:font-size="12pt" officeooo:rsid="0e2e0824" style:font-size-asian="12pt" style:font-size-complex="12pt"/>
    </style:style>
    <style:style style:name="T418" style:family="text">
      <style:text-properties style:font-name="Liberation Sans" officeooo:rsid="047fb57c"/>
    </style:style>
    <style:style style:name="T419" style:family="text">
      <style:text-properties style:font-name="Liberation Sans" officeooo:rsid="047da547"/>
    </style:style>
    <style:style style:name="T420" style:family="text">
      <style:text-properties officeooo:rsid="0dfbebc7"/>
    </style:style>
    <style:style style:name="T421" style:family="text">
      <style:text-properties officeooo:rsid="01657261" style:font-size-complex="12pt"/>
    </style:style>
    <style:style style:name="T422" style:family="text">
      <style:text-properties officeooo:rsid="0e1fd37f"/>
    </style:style>
    <style:style style:name="T423" style:family="text">
      <style:text-properties fo:font-weight="bold" officeooo:rsid="0e59b6fb" style:font-weight-asian="bold" style:font-weight-complex="bold"/>
    </style:style>
    <style:style style:name="T424" style:family="text">
      <style:text-properties officeooo:rsid="0e3b8d4d"/>
    </style:style>
    <style:style style:name="T425" style:family="text">
      <style:text-properties officeooo:rsid="0e3cac9e"/>
    </style:style>
    <style:style style:name="T426" style:family="text">
      <style:text-properties officeooo:rsid="0e5635a7"/>
    </style:style>
    <style:style style:name="T427" style:family="text">
      <style:text-properties officeooo:rsid="0e56c5f4"/>
    </style:style>
    <style:style style:name="T428" style:family="text">
      <style:text-properties officeooo:rsid="0e5e443a"/>
    </style:style>
    <style:style style:name="T429" style:family="text">
      <style:text-properties officeooo:rsid="0e633903"/>
    </style:style>
    <style:style style:name="T430" style:family="text">
      <style:text-properties officeooo:rsid="0e64fc60"/>
    </style:style>
    <style:style style:name="T431" style:family="text">
      <style:text-properties fo:color="#999999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32" style:family="text">
      <style:text-properties fo:color="#999999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33" style:family="text">
      <style:text-properties fo:color="#999999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34" style:family="text">
      <style:text-properties fo:color="#999999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5" style:family="text">
      <style:text-properties fo:color="#999999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6" style:family="text">
      <style:text-properties fo:color="#999999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7" style:family="text">
      <style:text-properties fo:color="#999999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438" style:family="text">
      <style:text-properties fo:color="#999999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39" style:family="text">
      <style:text-properties fo:color="#999999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440" style:family="text">
      <style:text-properties fo:color="#999999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1" style:family="text">
      <style:text-properties fo:color="#999999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42" style:family="text">
      <style:text-properties fo:color="#999999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43" style:family="text">
      <style:text-properties fo:color="#999999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44" style:family="text">
      <style:text-properties fo:color="#999999" loext:opacity="100%" style:font-name="Liberation Sans" fo:font-size="12pt" style:font-size-asian="12pt" style:font-size-complex="12pt"/>
    </style:style>
    <style:style style:name="T445" style:family="text">
      <style:text-properties fo:color="#999999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46" style:family="text">
      <style:text-properties fo:color="#999999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47" style:family="text">
      <style:text-properties officeooo:rsid="0e80285f"/>
    </style:style>
    <style:style style:name="T448" style:family="text">
      <style:text-properties officeooo:rsid="0e838e2a"/>
    </style:style>
    <style:style style:name="T449" style:family="text">
      <style:text-properties officeooo:rsid="0e83c34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3" form:id="control1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6" form:id="control1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7" form:id="control17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5" form:id="control2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6" form:id="control2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9"><text:span text:style-name="Strong_20_Emphasis"><text:span text:style-name="T282">C</text:span></text:span><text:span text:style-name="Strong_20_Emphasis"><text:span text:style-name="T281">hecklist voor </text:span></text:span><text:span text:style-name="Strong_20_Emphasis"><text:span text:style-name="T283">de installatie</text:span></text:span><text:span text:style-name="Strong_20_Emphasis"><text:span text:style-name="T281"> van </text:span></text:span><text:reference-mark-start text:name="Distributie"/><text:span text:style-name="Strong_20_Emphasis"><text:span text:style-name="T284">Ubuntu</text:span></text:span><text:reference-mark-end text:name="Distributie"/><text:span text:style-name="Strong_20_Emphasis"><text:span text:style-name="T284"> </text:span></text:span><text:reference-mark-start text:name="Versie"/><text:span text:style-name="Strong_20_Emphasis"><text:span text:style-name="T285">2</text:span></text:span><text:span text:style-name="Strong_20_Emphasis"><text:span text:style-name="T291">2</text:span></text:span><text:span text:style-name="Strong_20_Emphasis"><text:span text:style-name="T286">.04</text:span></text:span><text:reference-mark-end text:name="Versie"/><text:span text:style-name="Strong_20_Emphasis"><text:span text:style-name="T292"> </text:span></text:span><text:span text:style-name="Strong_20_Emphasis"><text:span text:style-name="T293">LTS</text:span></text:span><text:span text:style-name="Strong_20_Emphasis"><text:span text:style-name="T287"><text:note text:id="ftn1" text:note-class="footnote"><text:note-citation>1</text:note-citation><text:note-body><text:p text:style-name="P87"><text:span text:style-name="T395">Deze versie </text:span><text:span text:style-name="T395"><text:reference-ref text:reference-format="text" text:ref-name="Versie">22.04</text:reference-ref></text:span><text:span text:style-name="T396"><text:s/></text:span><text:span text:style-name="T395">is een zogenaamde LTS-versie (</text:span><text:span text:style-name="T400">LTS=</text:span><text:span text:style-name="T395">Long-Term Support, langetermijnondersteuning).<text:line-break/>Een LTS-versie verschijnt iedere twee jaar </text:span><text:span text:style-name="T399">in </text:span><text:span text:style-name="T395">april (deze in april 202</text:span><text:span text:style-name="T420">2</text:span><text:span text:style-name="T395">) en wordt </text:span><text:span text:style-name="T422">standaard </text:span><text:span text:style-name="T395">vanaf vrijgave </text:span><text:span text:style-name="T263">vijf</text:span><text:span text:style-name="T395"> jaar ondersteund</text:span><text:span text:style-name="T391"> </text:span><text:span text:style-name="T395">(</text:span><text:span text:style-name="T397">updates </text:span><text:span text:style-name="T395">tot april 202</text:span><text:span text:style-name="T420">7</text:span><text:span text:style-name="T391">)</text:span><text:span text:style-name="T395">.</text:span></text:p></text:note-body></text:note></text:span></text:span><text:span text:style-name="Strong_20_Emphasis"><text:span text:style-name="T288"> </text:span></text:span><text:span text:style-name="Strong_20_Emphasis"><text:span text:style-name="T295">(</text:span></text:span><text:span text:style-name="Strong_20_Emphasis"><text:span text:style-name="T294">Jammy Jellyfish</text:span></text:span><text:span text:style-name="Strong_20_Emphasis"><text:span text:style-name="T295">)</text:span></text:span><text:span text:style-name="Strong_20_Emphasis"><text:span text:style-name="T294"> </text:span></text:span><text:reference-mark-start text:name="Editie"/><text:span text:style-name="Strong_20_Emphasis"><text:span text:style-name="T296">D</text:span></text:span><text:span text:style-name="Strong_20_Emphasis"><text:span text:style-name="T289">esktop</text:span></text:span><text:reference-mark-end text:name="Editie"/><text:span text:style-name="Strong_20_Emphasis"><text:span text:style-name="T290">.</text:span></text:span></text:p>
      <text:p text:style-name="P9"/>
      <text:p text:style-name="P86"><text:span text:style-name="T55">Kijk op</text:span><text:span text:style-name="T281"> </text:span><text:a xlink:type="simple" xlink:href="https://karelzimmer.nl/" text:style-name="Internet_20_link" text:visited-style-name="Visited_20_Internet_20_Link"><text:span text:style-name="Internet_20_link"><text:span text:style-name="T403">karelzimmer.nl</text:span></text:span></text:a><text:span text:style-name="T281"> </text:span><text:span text:style-name="T361">voor</text:span><text:span text:style-name="T362"> </text:span><text:span text:style-name="T363">deze en andere </text:span><text:span text:style-name="T95">checklists, scripts, </text:span><text:span text:style-name="T96">en informatie</text:span><text:span text:style-name="T95">.</text:span></text:p>
      <text:p text:style-name="P10"/>
      <text:p text:style-name="P45"><text:span text:style-name="T49">D</text:span><text:span text:style-name="T48">it is een invulbare PD</text:span><text:span text:style-name="T50">F</text:span><text:span text:style-name="T48"> met tekst- en keuzevakken; </text:span><text:span text:style-name="T51">a</text:span><text:span text:style-name="T48">fdrukken is niet noodzakelijk.</text:span></text:p>
      <text:p text:style-name="P11"/>
      <text:p text:style-name="P8"><text:span text:style-name="T401">V</text:span><text:span text:style-name="T418">ul de waarden in het tekstvak achter de </text:span><text:span text:style-name="Definition"><text:span text:style-name="T411">schuingedrukte</text:span></text:span><text:span text:style-name="T401"> </text:span><text:span text:style-name="T419">woorden </text:span><text:span text:style-name="T364">(zie toelichting)</text:span><text:span text:style-name="T419">:</text:span></text:p>
      <text:p text:style-name="P3"><text:span text:style-name="Definition"><text:span text:style-name="T381">g</text:span></text:span><text:span text:style-name="Definition"><text:span text:style-name="T380">ebruiker</text:span></text:span><text:span text:style-name="Definition"><text:span text:style-name="T369"><text:tab/><text:tab/></text:span></text:span><text:span text:style-name="Definition"><text:span text:style-name="T386"> <text:tab/><text:tab/></text:span></text:span><text:span text:style-name="T370"><draw:control text:anchor-type="as-char" svg:y="-0.429cm" draw:z-index="13" draw:name="Gebruiker" draw:style-name="gr2" draw:text-style-name="P104" svg:width="6.061cm" svg:height="0.6cm" draw:control="control14"><svg:title>Gebruiker</svg:title><svg:desc>Volledige naam, bijv. Jan Stek</svg:desc></draw:control></text:span><text:span text:style-name="T370"><text:tab/></text:span><text:span text:style-name="T371">(</text:span><text:span text:style-name="T366">volledige naam, bijv. </text:span><text:span text:style-name="T368">J</text:span><text:span text:style-name="T385">a</text:span><text:span text:style-name="T368">n </text:span><text:span text:style-name="T385">Jansen</text:span><text:span text:style-name="T367">)</text:span></text:p>
      <text:p text:style-name="Standard"><text:span text:style-name="Definition"><text:span text:style-name="T381">g</text:span></text:span><text:span text:style-name="Definition"><text:span text:style-name="T380">ebruikersnaam</text:span></text:span><text:span text:style-name="Definition"><text:span text:style-name="T365"><text:tab/></text:span></text:span><text:span text:style-name="Definition"><text:span text:style-name="T365"><draw:control text:anchor-type="as-char" svg:y="-0.429cm" draw:z-index="14" draw:name="Gberuikersnaam" draw:style-name="gr2" draw:text-style-name="P104" svg:width="6.061cm" svg:height="0.6cm" draw:control="control15"><svg:title>Gebruikersnaam</svg:title><svg:desc>Korte naam, bijv. jan</svg:desc></draw:control></text:span></text:span><text:span text:style-name="Definition"><text:span text:style-name="T365"><text:tab/></text:span></text:span><text:span text:style-name="T404">(korte naam, bijv. </text:span><text:span text:style-name="T300">j</text:span><text:span text:style-name="T301">an</text:span><text:span text:style-name="T404">)</text:span></text:p>
      <text:p text:style-name="P2"><text:span text:style-name="Definition"><text:span text:style-name="T383">c</text:span></text:span><text:span text:style-name="Definition"><text:span text:style-name="T382">omputernaam</text:span></text:span><text:span text:style-name="Definition"><text:span text:style-name="T372"><text:tab/><text:tab/></text:span></text:span><text:span text:style-name="Definition"><text:span text:style-name="T370"><draw:control text:anchor-type="as-char" svg:y="-0.429cm" draw:z-index="15" draw:name="Computernaam" draw:style-name="gr2" draw:text-style-name="P104" svg:width="6.061cm" svg:height="0.6cm" draw:control="control16"><svg:title>Computernaam</svg:title><svg:desc>Unieke naam van de computer</svg:desc></draw:control></text:span></text:span><text:span text:style-name="Definition"><text:span text:style-name="T370"><text:tab/></text:span></text:span><text:span text:style-name="Definition"><text:span text:style-name="T373">(</text:span></text:span><text:span text:style-name="Definition"><text:span text:style-name="T374">naam van de compute</text:span></text:span><text:span text:style-name="Definition"><text:span text:style-name="T375">r, </text:span></text:span><text:span text:style-name="Definition"><text:span text:style-name="T376">bijv. </text:span></text:span><text:span text:style-name="Definition"><text:span text:style-name="T377">pc02</text:span></text:span><text:span text:style-name="Definition"><text:span text:style-name="T373">)</text:span></text:span></text:p>
      <text:p text:style-name="P2"><text:span text:style-name="Definition"><text:span text:style-name="T381">o</text:span></text:span><text:span text:style-name="Definition"><text:span text:style-name="T380">pstartmenu</text:span></text:span><text:span text:style-name="Definition"><text:span text:style-name="T370"><text:tab/><text:tab/><text:tab/></text:span></text:span><text:span text:style-name="Definition"><text:span text:style-name="T370"><draw:control text:anchor-type="as-char" svg:y="-0.429cm" draw:z-index="16" draw:name="Opstartmenu" draw:style-name="gr2" draw:text-style-name="P104" svg:width="6.061cm" svg:height="0.6cm" draw:control="control17"><svg:title>Opstartmenu</svg:title><svg:desc>Toets voor het opstartmenu ("bootmenu")</svg:desc></draw:control></text:span></text:span><text:span text:style-name="Definition"><text:span text:style-name="T370"><text:tab/></text:span></text:span><text:span text:style-name="Definition"><text:span text:style-name="T373">(</text:span></text:span><text:span text:style-name="Definition"><text:span text:style-name="T374">to</text:span></text:span><text:span text:style-name="Definition"><text:span text:style-name="T378">ets voor het opstartmedium</text:span></text:span><text:span text:style-name="Definition"><text:span text:style-name="T379">)</text:span></text:span></text:p>
      <text:p text:style-name="P2"><text:span text:style-name="Definition"><text:span text:style-name="T383">i</text:span></text:span><text:span text:style-name="Definition"><text:span text:style-name="T384">nstellingen</text:span></text:span><text:span text:style-name="T373"><text:tab/><text:tab/> <text:tab/></text:span><text:span text:style-name="T373"><draw:control text:anchor-type="as-char" svg:y="-0.429cm" draw:z-index="12" draw:name="Instellingen" draw:style-name="gr2" draw:text-style-name="P104" svg:width="6.061cm" svg:height="0.6cm" draw:control="control13"><svg:title>Instellingen</svg:title><svg:desc>Toets voor het BIOS/UEFI-scherm ("setup")</svg:desc></draw:control></text:span><text:span text:style-name="T373"><text:tab/>(</text:span><text:span text:style-name="T374">toets voor het BIOS/UEFI-scherm</text:span><text:span text:style-name="T373">)</text:span></text:p>
      <text:p text:style-name="P4"><text:span text:style-name="Definition"><text:span text:style-name="T432">g</text:span></text:span><text:span text:style-name="Definition"><text:span text:style-name="T431">ebruiker</text:span></text:span><text:span text:style-name="Definition"><text:span text:style-name="T433">2</text:span></text:span><text:span text:style-name="Definition"><text:span text:style-name="T434"><text:tab/></text:span></text:span><text:span text:style-name="Definition"><text:span text:style-name="T444"> <text:tab/><text:tab/></text:span></text:span><text:span text:style-name="T435"><draw:control text:anchor-type="as-char" svg:y="-0.429cm" draw:z-index="24" draw:name="Gebruiker 1" draw:style-name="gr2" draw:text-style-name="P104" svg:width="6.061cm" svg:height="0.6cm" draw:control="control25"><svg:title>Gebruiker</svg:title><svg:desc>Volledige naam, bijv. Jan Stek</svg:desc></draw:control></text:span><text:span text:style-name="T435"><text:tab/></text:span><text:span text:style-name="T436">(</text:span><text:span text:style-name="T437">volledige naam </text:span><text:span text:style-name="T438">evt. 2</text:span><text:span text:style-name="T445">e</text:span><text:span text:style-name="T438"> gebruiker</text:span><text:span text:style-name="T439">)</text:span></text:p>
      <text:p text:style-name="P88"><text:span text:style-name="Definition"><text:span text:style-name="T432">g</text:span></text:span><text:span text:style-name="Definition"><text:span text:style-name="T431">ebruikersnaam</text:span></text:span><text:span text:style-name="Definition"><text:span text:style-name="T433">2</text:span></text:span><text:span text:style-name="Definition"><text:span text:style-name="T440"><text:tab/></text:span></text:span><text:span text:style-name="Definition"><text:span text:style-name="T440"><draw:control text:anchor-type="as-char" svg:y="-0.429cm" draw:z-index="25" draw:name="Gberuikersnaam 1" draw:style-name="gr2" draw:text-style-name="P104" svg:width="6.061cm" svg:height="0.6cm" draw:control="control26"><svg:title>Gebruikersnaam</svg:title><svg:desc>Korte naam, bijv. jan</svg:desc></draw:control></text:span></text:span><text:span text:style-name="Definition"><text:span text:style-name="T440"><text:tab/></text:span></text:span><text:span text:style-name="T441">(korte naam</text:span><text:span text:style-name="T442"> </text:span><text:span text:style-name="T443">evt. 2</text:span><text:span text:style-name="T446">e</text:span><text:span text:style-name="T443"> gebruiker</text:span><text:span text:style-name="T441">)</text:span></text:p>
      <text:p text:style-name="P4"><text:span text:style-name="T302">Vervang </text:span><text:span text:style-name="Definition"><text:span text:style-name="T406">schuingedrukte</text:span></text:span><text:span text:style-name="T302"> </text:span><text:span text:style-name="T303">woorden </text:span><text:span text:style-name="T302">in deze checklist door </text:span><text:span text:style-name="T303">boven</text:span><text:span text:style-name="T302">staande waarden.</text:span></text:p>
      <text:p text:style-name="P12"/>
      <text:p text:style-name="P1"><text:span text:style-name="Strong_20_Emphasis"><text:span text:style-name="T310"/></text:span></text:p>
      <text:p text:style-name="P5"><text:span text:style-name="T312">Nog niet op Linux?</text:span><text:span text:style-name="T304"><text:tab/></text:span><text:span text:style-name="T308"><text:tab/></text:span><text:span text:style-name="T309">G</text:span><text:span text:style-name="T305">ebruik </text:span><text:span text:style-name="Strong_20_Emphasis"><text:span text:style-name="T313">Checklist migratie</text:span></text:span><text:span text:style-name="T305"> op </text:span><text:a xlink:type="simple" xlink:href="https://karelzimer.nl/" text:style-name="Internet_20_link" text:visited-style-name="Visited_20_Internet_20_Link"><text:span text:style-name="Internet_20_link"><text:span text:style-name="T405">karelzimmer.nl</text:span></text:span></text:a><text:span text:style-name="T306"> onder </text:span><text:span text:style-name="T311">Linux</text:span><text:span text:style-name="T307">.</text:span></text:p>
      <text:p text:style-name="P46"><text:span text:style-name="T269">Nieuwe installatie?</text:span><text:span text:style-name="T264"><text:tab/></text:span><text:span text:style-name="T266"></text:span><text:span text:style-name="T268"><text:tab/></text:span><text:span text:style-name="T267">B</text:span><text:span text:style-name="T264">egin bij hoofdstuk </text:span><text:span text:style-name="T269"><text:bookmark-ref text:reference-format="page" text:ref-name="__RefNumPara__4009_1271708128">2</text:bookmark-ref></text:span><text:span text:style-name="T264"><text:s text:c="2"/></text:span><text:span text:style-name="T270"><text:bookmark-ref text:reference-format="text" text:ref-name="__RefNumPara__4009_1271708128">Installatie uitvoeren</text:bookmark-ref></text:span><text:span text:style-name="T265">.</text:span></text:p>
      <text:p text:style-name="P26"/>
      <text:list xml:id="list3711739822" text:style-name="L1">
        <text:list-item>
          <text:p text:style-name="P100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107249504480">
          <table:table-cell table:style-name="_31_._5f_Installatie_5f_voorbereiden.A1" office:value-type="string">
            <text:p text:style-name="P63"><text:span text:style-name="Strong_20_Emphasis"><text:span text:style-name="T101"><text:s/></text:span></text:span><text:span text:style-name="Strong_20_Emphasis"><text:span text:style-name="T153"><draw:control text:anchor-type="as-char" draw:z-index="23" draw:name="Vorm3_ 1" draw:style-name="gr1" draw:text-style-name="P103" svg:width="0.35cm" svg:height="0.35cm" draw:control="control24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100">Leg Wi</text:span></text:span><text:span text:style-name="Strong_20_Emphasis"><text:span text:style-name="T103">F</text:span></text:span><text:span text:style-name="Strong_20_Emphasis"><text:span text:style-name="T100">i-</text:span></text:span><text:span text:style-name="Strong_20_Emphasis"><text:span text:style-name="T104">gegevens vast zoals de naam v</text:span></text:span><text:span text:style-name="Strong_20_Emphasis"><text:span text:style-name="T105">a</text:span></text:span><text:span text:style-name="Strong_20_Emphasis"><text:span text:style-name="T104">n het netwerk (SSID) en wachtwoord</text:span></text:span><text:span text:style-name="Strong_20_Emphasis"><text:span text:style-name="T102"><text:note text:id="ftn2" text:note-class="footnote"><text:note-citation>2</text:note-citation><text:note-body><text:p text:style-name="P81"><text:span text:style-name="User_20_Entry"><text:span text:style-name="T242">Bijv. </text:span></text:span><text:span text:style-name="User_20_Entry"><text:span text:style-name="T241">met </text:span></text:span><text:span text:style-name="User_20_Entry"><text:span text:style-name="T243">Terminalvenster</text:span></text:span><text:span text:style-name="User_20_Entry"><text:span text:style-name="T240"> </text:span></text:span><text:span text:style-name="User_20_Entry"><text:span text:style-name="T242">opdracht</text:span></text:span><text:span text:style-name="User_20_Entry"><text:span text:style-name="T240">: </text:span></text:span><text:span text:style-name="User_20_Entry"><text:span text:style-name="T257">sudo </text:span></text:span><text:span text:style-name="User_20_Entry"><text:span text:style-name="T259">more</text:span></text:span><text:span text:style-name="User_20_Entry"><text:span text:style-name="T257"> </text:span></text:span><text:span text:style-name="User_20_Entry"><text:span text:style-name="T258">/etc/NetworkManager/system-connections/</text:span></text:span><text:span text:style-name="User_20_Entry"><text:span text:style-name="T257">*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4107254088816"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2"/>
          </table:table-cell>
        </table:table-row>
        <table:table-row table:style-name="TableLine94107254089104">
          <table:table-cell table:style-name="_31_._5f_Installatie_5f_voorbereiden.A1" office:value-type="string">
            <text:p text:style-name="P61"><text:span text:style-name="Strong_20_Emphasis"><text:span text:style-name="T101"><text:s/></text:span></text:span><text:span text:style-name="Strong_20_Emphasis"><text:span text:style-name="T153"><draw:control text:anchor-type="as-char" draw:z-index="19" draw:name="Vorm3_0" draw:style-name="gr1" draw:text-style-name="P103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101">Aanmelden als </text:span></text:span><text:span text:style-name="Definition"><text:span text:style-name="T408">gebruike</text:span></text:span><text:span text:style-name="Definition"><text:span text:style-name="T409">r</text:span></text:span><text:span text:style-name="Strong_20_Emphasis"><text:span text:style-name="T102"><text:note text:id="ftn3" text:note-class="footnote"><text:note-citation>3</text:note-citation><text:note-body><text:p text:style-name="P80"><text:span text:style-name="User_20_Entry"><text:span text:style-name="T239">E</text:span></text:span><text:span text:style-name="User_20_Entry"><text:span text:style-name="T244">v</text:span></text:span><text:span text:style-name="User_20_Entry"><text:span text:style-name="T245">en</text:span></text:span><text:span text:style-name="User_20_Entry"><text:span text:style-name="T247">t</text:span></text:span><text:span text:style-name="User_20_Entry"><text:span text:style-name="T248">uele </text:span></text:span><text:span text:style-name="User_20_Entry"><text:span text:style-name="T249">extra </text:span></text:span><text:span text:style-name="User_20_Entry"><text:span text:style-name="T251">gebruiker</text:span></text:span><text:span text:style-name="User_20_Entry"><text:span text:style-name="T249">s aanmelden </text:span></text:span><text:span text:style-name="User_20_Entry"><text:span text:style-name="T250">en dezelfde stappen uitvoeren</text:span></text:span><text:span text:style-name="User_20_Entry"><text:span text:style-name="T246">.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4107254089392"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4107254089680">
          <table:table-cell table:style-name="_31_._5f_Installatie_5f_voorbereiden.A1" office:value-type="string">
            <text:p text:style-name="P57"><text:span text:style-name="Strong_20_Emphasis"><text:span text:style-name="T107"><text:s/></text:span></text:span><text:span text:style-name="Strong_20_Emphasis"><text:span text:style-name="T155"><draw:control text:anchor-type="as-char" draw:z-index="0" draw:name="Vorm4" draw:style-name="gr1" draw:text-style-name="P10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2"><text:span text:style-name="Strong_20_Emphasis"><text:span text:style-name="T107">Installeer </text:span></text:span><text:span text:style-name="Strong_20_Emphasis"><text:span text:style-name="T151">pakket kz</text:span></text:span><text:span text:style-name="Strong_20_Emphasis"><text:span text:style-name="T151"><text:note text:id="ftn4" text:note-class="footnote"><text:note-citation>4</text:note-citation><text:note-body><text:p text:style-name="P97"><text:span text:style-name="T448">Debian-</text:span><text:span text:style-name="T449">p</text:span>akket kz plaatst documenten en scripts van Karel Zimmer <text:span text:style-name="T447">(zie </text:span><text:a xlink:type="simple" xlink:href="https://karelzimmer.nl/" text:style-name="Internet_20_link" text:visited-style-name="Visited_20_Internet_20_Link"><text:span text:style-name="Strong_20_Emphasis"><text:span text:style-name="T390">karelzimmer.nl</text:span></text:span></text:a><text:span text:style-name="Strong_20_Emphasis"><text:span text:style-name="T36">) </text:span></text:span>voor het installeren en beheren van Ubuntu.</text:p></text:note-body></text:note></text:span></text:span><text:span text:style-name="Strong_20_Emphasis"><text:span text:style-name="T151"> </text:span></text:span><text:span text:style-name="Strong_20_Emphasis"><text:span text:style-name="T108">via </text:span></text:span><text:span text:style-name="Strong_20_Emphasis"><text:span text:style-name="T116">een </text:span></text:span><text:span text:style-name="Strong_20_Emphasis"><text:span text:style-name="T122">druk op de </text:span></text:span><text:span text:style-name="Strong_20_Emphasis"><text:span text:style-name="T119">Super</text:span></text:span><text:span text:style-name="Strong_20_Emphasis"><text:span text:style-name="T122">-toets</text:span></text:span><text:span text:style-name="Strong_20_Emphasis"><text:span text:style-name="T53"><text:note text:id="ftn5" text:note-class="footnote"><text:note-citation>5</text:note-citation><text:note-body><text:p text:style-name="P79"><text:span text:style-name="T262">D</text:span>e <text:span text:style-name="T394">Super</text:span>-toets <text:span text:style-name="T262">is </text:span>de Windows<text:span text:style-name="T398">-</text:span><text:span text:style-name="T393">toets</text:span>, <text:span text:style-name="T398">C</text:span>ommand-<text:span text:style-name="T393">toets</text:span>, of <text:span text:style-name="T398">V</text:span>ergrootglas-toets.</text:p></text:note-body></text:note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8">ter</text:span></text:span><text:span text:style-name="Strong_20_Emphasis"><text:span text:style-name="T199">m</text:span></text:span><text:span text:style-name="Strong_20_Emphasis"><text:span text:style-name="T110"> </text:span></text:span><text:span text:style-name="Strong_20_Emphasis"><text:span text:style-name="T130">e</text:span></text:span><text:span text:style-name="Strong_20_Emphasis"><text:span text:style-name="T108">n </text:span></text:span><text:span text:style-name="Strong_20_Emphasis"><text:span text:style-name="T124">k</text:span></text:span><text:span text:style-name="Strong_20_Emphasis"><text:span text:style-name="T108">lik op het pictogram van </text:span></text:span><text:span text:style-name="Strong_20_Emphasis"><text:span text:style-name="T200">Terminalvenster</text:span></text:span><text:span text:style-name="Strong_20_Emphasis"><text:span text:style-name="T110">.</text:span></text:span></text:p>
          </table:table-cell>
        </table:table-row>
        <table:table-row table:style-name="TableLine94107254089968">
          <table:table-cell table:style-name="_31_._5f_Installatie_5f_voorbereiden.A1" office:value-type="string">
            <text:p text:style-name="P70"><text:span text:style-name="Strong_20_Emphasis"><text:span text:style-name="T107"/></text:span></text:p>
          </table:table-cell>
          <table:table-cell table:style-name="_31_._5f_Installatie_5f_voorbereiden.A1" office:value-type="string">
            <text:p text:style-name="P60"><text:span text:style-name="T412">Typ</text:span><text:span text:style-name="Strong_20_Emphasis"><text:span text:style-name="T111">, of </text:span></text:span><text:span text:style-name="Strong_20_Emphasis"><text:span text:style-name="T110">kopieer en plak, de</text:span></text:span><text:span text:style-name="Strong_20_Emphasis"><text:span text:style-name="T112">z</text:span></text:span><text:span text:style-name="Strong_20_Emphasis"><text:span text:style-name="T110">e </text:span></text:span><text:span text:style-name="Strong_20_Emphasis"><text:span text:style-name="T113">twee </text:span></text:span><text:span text:style-name="Strong_20_Emphasis"><text:span text:style-name="T110">opdrachten, ieder gevolgd door de </text:span></text:span><text:span text:style-name="Strong_20_Emphasis"><text:span text:style-name="T109">Enter</text:span></text:span><text:span text:style-name="Strong_20_Emphasis"><text:span text:style-name="T108">-toets:<text:line-break/></text:span></text:span><text:span text:style-name="User_20_Entry"><text:span text:style-name="T46">wget karelzimmer.nl/</text:span></text:span><text:span text:style-name="User_20_Entry"><text:span text:style-name="T47">kz</text:span></text:span><text:span text:style-name="User_20_Entry"><text:span text:style-name="T46"><text:line-break/>bash </text:span></text:span><text:span text:style-name="User_20_Entry"><text:span text:style-name="T47">kz</text:span></text:span></text:p>
          </table:table-cell>
        </table:table-row>
        <table:table-row table:style-name="TableLine94107254090256"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75"><text:span text:style-name="T412">V</text:span><text:span text:style-name="Strong_20_Emphasis"><text:span text:style-name="T114">olg </text:span></text:span><text:span text:style-name="Strong_20_Emphasis"><text:span text:style-name="T115">de aanwijzingen op het scherm.</text:span></text:span></text:p>
          </table:table-cell>
        </table:table-row>
        <table:table-row table:style-name="TableLine94107254090544"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1"/>
          </table:table-cell>
        </table:table-row>
        <table:table-row table:style-name="TableLine94107254090832">
          <table:table-cell table:style-name="_31_._5f_Installatie_5f_voorbereiden.A1" office:value-type="string">
            <text:p text:style-name="P57"><text:span text:style-name="Strong_20_Emphasis"><text:span text:style-name="T107"><text:s/></text:span></text:span><text:span text:style-name="Strong_20_Emphasis"><text:span text:style-name="Strong_20_Emphasis"><text:span text:style-name="T155"><draw:control text:anchor-type="as-char" draw:z-index="1" draw:name="Vorm6" draw:style-name="gr1" draw:text-style-name="P103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116">Bereid de installatie voor </text:span></text:span><text:span text:style-name="Strong_20_Emphasis"><text:span text:style-name="T108">via </text:span></text:span><text:span text:style-name="Strong_20_Emphasis"><text:span text:style-name="T116">een </text:span></text:span><text:span text:style-name="Strong_20_Emphasis"><text:span text:style-name="T117">druk </text:span></text:span><text:span text:style-name="Strong_20_Emphasis"><text:span text:style-name="T118">op de </text:span></text:span><text:span text:style-name="Strong_20_Emphasis"><text:span text:style-name="T119">Super</text:span></text:span><text:span text:style-name="Strong_20_Emphasis"><text:span text:style-name="T118">-toets</text:span></text:span><text:span text:style-name="Strong_20_Emphasis"><text:span text:style-name="T54"><text:note-ref text:note-class="footnote" text:reference-format="text" text:ref-name="ftn5">5</text:note-ref></text:span></text:span><text:span text:style-name="Strong_20_Emphasis"><text:span text:style-name="T116">, </text:span></text:span><text:span text:style-name="Strong_20_Emphasis"><text:span text:style-name="T120">t</text:span></text:span><text:span text:style-name="Strong_20_Emphasis"><text:span text:style-name="T121">yp </text:span></text:span><text:span text:style-name="Strong_20_Emphasis"><text:span text:style-name="T191">men</text:span></text:span><text:span text:style-name="Strong_20_Emphasis"><text:span text:style-name="T192">u</text:span></text:span><text:span text:style-name="Strong_20_Emphasis"><text:span text:style-name="T122"> </text:span></text:span><text:span text:style-name="Strong_20_Emphasis"><text:span text:style-name="T123">e</text:span></text:span><text:span text:style-name="Strong_20_Emphasis"><text:span text:style-name="T108">n </text:span></text:span><text:span text:style-name="Strong_20_Emphasis"><text:span text:style-name="T124">k</text:span></text:span><text:span text:style-name="Strong_20_Emphasis"><text:span text:style-name="T108">lik op het pictogram van</text:span></text:span><text:span text:style-name="Strong_20_Emphasis"><text:span text:style-name="T156"> </text:span></text:span><text:span text:style-name="Strong_20_Emphasis"><text:span text:style-name="T225">Installatiem</text:span></text:span><text:span text:style-name="Strong_20_Emphasis"><text:span text:style-name="T226">enu</text:span></text:span><text:span text:style-name="Strong_20_Emphasis"><text:span text:style-name="T118">.</text:span></text:span></text:p>
          </table:table-cell>
        </table:table-row>
        <table:table-row table:style-name="TableLine94107254091120">
          <table:table-cell table:style-name="_31_._5f_Installatie_5f_voorbereiden.A1" office:value-type="string">
            <text:p text:style-name="P71"><text:span text:style-name="Strong_20_Emphasis"><text:span text:style-name="T107"/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125">K</text:span></text:span><text:span text:style-name="Strong_20_Emphasis"><text:span text:style-name="T126">ie</text:span></text:span><text:span text:style-name="Strong_20_Emphasis"><text:span text:style-name="T127">s</text:span></text:span><text:span text:style-name="Strong_20_Emphasis"><text:span text:style-name="T115"> </text:span></text:span><text:span text:style-name="Strong_20_Emphasis"><text:span text:style-name="T227">1</text:span></text:span><text:span text:style-name="Strong_20_Emphasis"><text:span text:style-name="T228"> </text:span></text:span><text:span text:style-name="Strong_20_Emphasis"><text:span text:style-name="T229">In</text:span></text:span><text:span text:style-name="Strong_20_Emphasis"><text:span text:style-name="T206">stallatie voorbereiden</text:span></text:span><text:span text:style-name="Strong_20_Emphasis"><text:span text:style-name="T128"> </text:span></text:span><text:span text:style-name="Strong_20_Emphasis"><text:span text:style-name="T114">en volg </text:span></text:span><text:span text:style-name="Strong_20_Emphasis"><text:span text:style-name="T115">de aanwijzingen op het scherm.</text:span></text:span></text:p>
          </table:table-cell>
        </table:table-row>
      </table:table>
      <text:p text:style-name="P15"/>
      <text:list xml:id="list135830806859376" text:continue-numbering="true" text:style-name="L1">
        <text:list-item>
          <text:p text:style-name="P101"><text:bookmark-start text:name="__RefNumPara__4009_1271708128"/><text:span text:style-name="Strong_20_Emphasis"><text:span text:style-name="T402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107254058160">
          <table:table-cell table:style-name="_32_._5f_Installatie_5f_uitvoeren.A1" office:value-type="string">
            <text:p text:style-name="P57"><text:span text:style-name="Strong_20_Emphasis"><text:span text:style-name="T107"><text:s/></text:span></text:span><text:span text:style-name="Strong_20_Emphasis"><text:span text:style-name="T155"><draw:control text:anchor-type="as-char" draw:z-index="2" draw:name="Vorm9" draw:style-name="gr1" draw:text-style-name="P103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2"><text:span text:style-name="T11">Start de computer op vanaf </text:span><text:span text:style-name="T331">een </text:span><text:span text:style-name="T331"><text:reference-ref text:reference-format="text" text:ref-name="Distributie">Ubuntu</text:reference-ref></text:span><text:span text:style-name="T331"><text:s/></text:span><text:span text:style-name="T11"><text:reference-ref text:reference-format="text" text:ref-name="Versie">22.04</text:reference-ref></text:span><text:span text:style-name="T252"><text:s/></text:span><text:span text:style-name="T252"><text:reference-ref text:reference-format="text" text:ref-name="Editie">Desktop</text:reference-ref></text:span><text:span text:style-name="T252"><text:s/>Live</text:span><text:span text:style-name="T252"><text:note text:id="ftn6" text:note-class="footnote"><text:note-citation>1</text:note-citation><text:note-body><text:p text:style-name="P78"><text:span text:style-name="T387">Vanaf ee</text:span>n Live <text:span text:style-name="T392">USB-stick </text:span><text:span text:style-name="T426">(</text:span><text:span text:style-name="T392">of </text:span><text:span text:style-name="T427">cd/dvd</text:span><text:span text:style-name="T426">)</text:span><text:span text:style-name="T3"> </text:span>kunt <text:span text:style-name="T387">u opstarten en</text:span> met <text:reference-ref text:reference-format="text" text:ref-name="Distributie">Ubuntu</text:reference-ref><text:s/>werken zonder deze te installeren.</text:p></text:note-body></text:note></text:span><text:span text:style-name="T252"> </text:span><text:span text:style-name="T253">USB-stick</text:span><text:span text:style-name="T253"><text:note text:id="ftn7" text:note-class="footnote"><text:note-citation>2</text:note-citation><text:note-body><text:p text:style-name="P93"><text:span text:style-name="Strong_20_Emphasis"><text:span text:style-name="T21">Download </text:span></text:span><text:span text:style-name="Strong_20_Emphasis"><text:span text:style-name="T16">een </text:span></text:span><text:span text:style-name="Strong_20_Emphasis"><text:span text:style-name="T24">Desktop </text:span></text:span><text:span text:style-name="Strong_20_Emphasis"><text:span text:style-name="T38">CD</text:span></text:span><text:span text:style-name="Strong_20_Emphasis"><text:span text:style-name="T20"> vanaf </text:span></text:span><text:a xlink:type="simple" xlink:href="https://nl.releases.ubuntu.com/" text:style-name="Internet_20_link" text:visited-style-name="Visited_20_Internet_20_Link"><text:span text:style-name="Strong_20_Emphasis"><text:span text:style-name="T389">nl.releases.ubuntu.com</text:span></text:span></text:a><text:span text:style-name="Strong_20_Emphasis"><text:span text:style-name="T20">, </text:span></text:span><text:span text:style-name="Strong_20_Emphasis"><text:span text:style-name="T32">kies </text:span></text:span><text:span text:style-name="Strong_20_Emphasis"><text:span text:style-name="T42">Ubuntu 2</text:span></text:span><text:span text:style-name="Strong_20_Emphasis"><text:span text:style-name="T43">2</text:span></text:span><text:span text:style-name="Strong_20_Emphasis"><text:span text:style-name="T42">.04 LTS (Jammy Jellyfish)</text:span></text:span><text:span text:style-name="Strong_20_Emphasis"><text:span text:style-name="T32">, </text:span></text:span><text:span text:style-name="Strong_20_Emphasis"><text:span text:style-name="T17">en </text:span></text:span><text:span text:style-name="Strong_20_Emphasis"><text:span text:style-name="T21">plaats </text:span></text:span><text:span text:style-name="Strong_20_Emphasis"><text:span text:style-name="T16">een USB-stick </text:span></text:span><text:span text:style-name="Strong_20_Emphasis"><text:span text:style-name="T39">va</text:span></text:span><text:span text:style-name="Strong_20_Emphasis"><text:span text:style-name="T30">n </text:span></text:span><text:span text:style-name="Strong_20_Emphasis"><text:span text:style-name="T15">min</text:span></text:span><text:span text:style-name="Strong_20_Emphasis"><text:span text:style-name="T31">imaal</text:span></text:span><text:span text:style-name="Strong_20_Emphasis"><text:span text:style-name="T15"> </text:span></text:span><text:span text:style-name="Strong_20_Emphasis"><text:span text:style-name="T22">4</text:span></text:span><text:span text:style-name="Strong_20_Emphasis"><text:span text:style-name="T15"> GB. <text:line-break/></text:span></text:span><text:span text:style-name="Strong_20_Emphasis"><text:span text:style-name="T37">Zoek</text:span></text:span><text:span text:style-name="Strong_20_Emphasis"><text:span text:style-name="T15"> </text:span></text:span><text:span text:style-name="Strong_20_Emphasis"><text:span text:style-name="T41">s</text:span></text:span><text:span text:style-name="Strong_20_Emphasis"><text:span text:style-name="T44">ch</text:span></text:span><text:span text:style-name="Strong_20_Emphasis"><text:span text:style-name="T15"> en klik op het pictogram van</text:span></text:span><text:span text:style-name="Strong_20_Emphasis"><text:span text:style-name="T18"> </text:span></text:span><text:span text:style-name="Strong_20_Emphasis"><text:span text:style-name="T40">Schijven</text:span></text:span><text:span text:style-name="Strong_20_Emphasis"><text:span text:style-name="T26">. Selecteer de USB-stick in de lijst van schijven aan de linkerkant en klik rechtsboven op </text:span></text:span><text:span text:style-name="Strong_20_Emphasis"><text:span text:style-name="T45">Schijfinstellingen</text:span></text:span><text:span text:style-name="Strong_20_Emphasis"><text:span text:style-name="T26"> </text:span></text:span><text:span text:style-name="Strong_20_Emphasis"><text:span text:style-name="T45">⋮</text:span></text:span><text:span text:style-name="Strong_20_Emphasis"><text:span text:style-name="T26"> (icoontje met de drie puntjes).</text:span></text:span></text:p><text:p text:style-name="P93"><text:span text:style-name="Strong_20_Emphasis"><text:span text:style-name="T26"><text:tab/>Kies </text:span></text:span><text:span text:style-name="Strong_20_Emphasis"><text:span text:style-name="T45">Schijfkopie terugzetten</text:span></text:span><text:span text:style-name="Strong_20_Emphasis"><text:span text:style-name="T26"> en selecteer </text:span></text:span><text:span text:style-name="Strong_20_Emphasis"><text:span text:style-name="T35">het net</text:span></text:span><text:span text:style-name="Strong_20_Emphasis"><text:span text:style-name="T33"> gedownloade </text:span></text:span><text:span text:style-name="T7">CD-beeldbestand </text:span><text:span text:style-name="T8">(.iso)</text:span><text:span text:style-name="Strong_20_Emphasis"><text:span text:style-name="T33">.</text:span></text:span></text:p><text:p text:style-name="P93"><text:span text:style-name="Strong_20_Emphasis"><text:span text:style-name="T26"><text:tab/>Klik op </text:span></text:span><text:span text:style-name="Strong_20_Emphasis"><text:span text:style-name="T45">Terugzetten starten</text:span></text:span><text:span text:style-name="Strong_20_Emphasis"><text:span text:style-name="T26"> en vervolgens op </text:span></text:span><text:span text:style-name="Strong_20_Emphasis"><text:span text:style-name="T45">Terugzetten</text:span></text:span><text:span text:style-name="Strong_20_Emphasis"><text:span text:style-name="T23">, </text:span></text:span><text:span text:style-name="Strong_20_Emphasis"><text:span text:style-name="T29">o</text:span></text:span><text:span text:style-name="Strong_20_Emphasis"><text:span text:style-name="T16">f </text:span></text:span><text:span text:style-name="Strong_20_Emphasis"><text:span text:style-name="T19">gebruik </text:span></text:span><text:span text:style-name="Strong_20_Emphasis"><text:span text:style-name="T12">het programma </text:span></text:span><text:span text:style-name="Strong_20_Emphasis"><text:span text:style-name="T260">Etche</text:span></text:span><text:span text:style-name="Strong_20_Emphasis"><text:span text:style-name="T261">r</text:span></text:span><text:span text:style-name="Strong_20_Emphasis"><text:span text:style-name="T12"> </text:span></text:span><text:span text:style-name="Strong_20_Emphasis"><text:span text:style-name="T13">(</text:span></text:span><text:a xlink:type="simple" xlink:href="https://www.balena.io/etcher/" text:style-name="Internet_20_link" text:visited-style-name="Visited_20_Internet_20_Link"><text:span text:style-name="Strong_20_Emphasis"><text:span text:style-name="T388">etcher.io</text:span></text:span></text:a><text:span text:style-name="Strong_20_Emphasis"><text:span text:style-name="T13">); </text:span></text:span><text:span text:style-name="Strong_20_Emphasis"><text:span text:style-name="T260">Etche</text:span></text:span><text:span text:style-name="Strong_20_Emphasis"><text:span text:style-name="T261">r</text:span></text:span><text:span text:style-name="Strong_20_Emphasis"><text:span text:style-name="T25"> is</text:span></text:span><text:span text:style-name="Strong_20_Emphasis"><text:span text:style-name="T13"> </text:span></text:span><text:span text:style-name="Strong_20_Emphasis"><text:span text:style-name="T16">beschikbaar voor </text:span></text:span><text:span text:style-name="Strong_20_Emphasis"><text:span text:style-name="T26">Windows, </text:span></text:span><text:span text:style-name="Strong_20_Emphasis"><text:span text:style-name="T34">mac</text:span></text:span><text:span text:style-name="Strong_20_Emphasis"><text:span text:style-name="T27">OS</text:span></text:span><text:span text:style-name="Strong_20_Emphasis"><text:span text:style-name="T12">, </text:span></text:span><text:span text:style-name="Strong_20_Emphasis"><text:span text:style-name="T13">en </text:span></text:span><text:span text:style-name="Strong_20_Emphasis"><text:span text:style-name="T28">GNU/</text:span></text:span><text:span text:style-name="Strong_20_Emphasis"><text:span text:style-name="T12">Linux</text:span></text:span><text:span text:style-name="Strong_20_Emphasis"><text:span text:style-name="T14">.</text:span></text:span></text:p></text:note-body></text:note></text:span><text:span text:style-name="T252">.</text:span></text:p>
            <text:p text:style-name="P50"><text:span text:style-name="T237">Opstartmenu/</text:span><text:span text:style-name="T238">boot menu</text:span><text:span text:style-name="T237"> </text:span><text:span text:style-name="T236">via </text:span><text:span text:style-name="Definition"><text:span text:style-name="T421">opstartmenu</text:span></text:span><text:span text:style-name="T236">, </text:span><text:span text:style-name="T237">instellingen/</text:span><text:span text:style-name="T238">setup</text:span><text:span text:style-name="T236"> via </text:span><text:span text:style-name="Definition"><text:span text:style-name="T413">instellingen</text:span></text:span><text:span text:style-name="T236">.</text:span></text:p>
          </table:table-cell>
        </table:table-row>
        <table:table-row table:style-name="TableLine94107254069440">
          <table:table-cell table:style-name="_32_._5f_Installatie_5f_uitvoeren.A1" office:value-type="string">
            <text:p text:style-name="P57"><text:span text:style-name="Strong_20_Emphasis"><text:span text:style-name="T107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57">Kies</text:span></text:span><text:span text:style-name="Strong_20_Emphasis"><text:span text:style-name="T56"> </text:span></text:span><text:span text:style-name="Strong_20_Emphasis"><text:span text:style-name="T158">als</text:span></text:span><text:span text:style-name="Strong_20_Emphasis"><text:span text:style-name="T57"> </text:span></text:span><text:span text:style-name="Strong_20_Emphasis"><text:span text:style-name="T58">mogelijk</text:span></text:span><text:span text:style-name="Strong_20_Emphasis"><text:span text:style-name="T56"> </text:span></text:span><text:span text:style-name="Strong_20_Emphasis"><text:span text:style-name="T59">met pijltjes-toetsen</text:span></text:span><text:span text:style-name="Strong_20_Emphasis"><text:span text:style-name="T60"> </text:span></text:span><text:span text:style-name="Strong_20_Emphasis"><text:span text:style-name="T201">Nederlands</text:span></text:span><text:span text:style-name="Strong_20_Emphasis"><text:span text:style-name="T61"> </text:span></text:span><text:span text:style-name="Strong_20_Emphasis"><text:span text:style-name="T59">en druk op </text:span></text:span><text:span text:style-name="Strong_20_Emphasis"><text:span text:style-name="T62">de </text:span></text:span><text:span text:style-name="Strong_20_Emphasis"><text:span text:style-name="T63">Enter</text:span></text:span><text:span text:style-name="Strong_20_Emphasis"><text:span text:style-name="T62">-toets.</text:span></text:span></text:p>
          </table:table-cell>
        </table:table-row>
        <table:table-row table:style-name="TableLine94107254181168">
          <table:table-cell table:style-name="_32_._5f_Installatie_5f_uitvoeren.A1" office:value-type="string">
            <text:p text:style-name="P57"><text:span text:style-name="Strong_20_Emphasis"><text:span text:style-name="T412"/></text:span></text:p>
          </table:table-cell>
          <table:table-cell table:style-name="_32_._5f_Installatie_5f_uitvoeren.A1" office:value-type="string">
            <text:p text:style-name="P19"><text:span text:style-name="T328">Kies </text:span><text:span text:style-name="T315">Ubuntu installeren </text:span><text:span text:style-name="Strong_20_Emphasis"><text:span text:style-name="T158">en druk op </text:span></text:span><text:span text:style-name="Strong_20_Emphasis"><text:span text:style-name="T159">de </text:span></text:span><text:span text:style-name="Strong_20_Emphasis"><text:span text:style-name="T160">Enter</text:span></text:span><text:span text:style-name="Strong_20_Emphasis"><text:span text:style-name="T159">-toets</text:span></text:span><text:span text:style-name="T328">.</text:span></text:p>
          </table:table-cell>
        </table:table-row>
        <table:table-row table:style-name="TableLine94107254066928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7"><text:span text:style-name="Strong_20_Emphasis"><text:span text:style-name="T412"><text:s/></text:span></text:span><text:span text:style-name="T107"><draw:control text:anchor-type="as-char" draw:z-index="3" draw:name="Vorm12" draw:style-name="gr1" draw:text-style-name="P103" svg:width="0.35cm" svg:height="0.35cm" draw:control="control4"/></text:span></text:p>
          </table:table-cell>
          <table:table-cell table:style-name="_32_._5f_Installatie_5f_uitvoeren.A1" office:value-type="string">
            <text:p text:style-name="P25"><text:span text:style-name="Strong_20_Emphasis"><text:span text:style-name="T64">Op het </text:span></text:span><text:span text:style-name="Strong_20_Emphasis"><text:span text:style-name="T65">scherm </text:span></text:span><text:span text:style-name="Strong_20_Emphasis"><text:span text:style-name="T215">Wel</text:span></text:span><text:span text:style-name="Strong_20_Emphasis"><text:span text:style-name="T204">k</text:span></text:span><text:span text:style-name="Strong_20_Emphasis"><text:span text:style-name="T216">om</text:span></text:span><text:span text:style-name="Strong_20_Emphasis"><text:span text:style-name="T66"> </text:span></text:span><text:span text:style-name="Strong_20_Emphasis"><text:span text:style-name="T64">kies </text:span></text:span><text:span text:style-name="Strong_20_Emphasis"><text:span text:style-name="T207">Nederlands</text:span></text:span><text:span text:style-name="Strong_20_Emphasis"><text:span text:style-name="T55"> en klik op</text:span></text:span><text:span text:style-name="Strong_20_Emphasis"><text:span text:style-name="T67"> </text:span></text:span><text:span text:style-name="Strong_20_Emphasis"><text:span text:style-name="T208">Verder</text:span></text:span><text:span text:style-name="Strong_20_Emphasis"><text:span text:style-name="T55">/</text:span></text:span><text:span text:style-name="Strong_20_Emphasis"><text:span text:style-name="T205">Ubuntu installeren</text:span></text:span><text:span text:style-name="Strong_20_Emphasis"><text:span text:style-name="T55">.</text:span></text:span></text:p>
          </table:table-cell>
        </table:table-row>
        <table:table-row table:style-name="TableLine94107254060848">
          <table:table-cell table:style-name="_32_._5f_Installatie_5f_uitvoeren.A1" office:value-type="string">
            <text:p text:style-name="P57"><text:span text:style-name="Strong_20_Emphasis"><text:span text:style-name="T412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164">O</text:span></text:span><text:span text:style-name="Strong_20_Emphasis"><text:span text:style-name="T165">p </text:span></text:span><text:span text:style-name="Strong_20_Emphasis"><text:span text:style-name="T166">het </text:span></text:span><text:span text:style-name="Strong_20_Emphasis"><text:span text:style-name="T167">scherm </text:span></text:span><text:span text:style-name="Strong_20_Emphasis"><text:span text:style-name="T217">Toetsenbord</text:span></text:span><text:span text:style-name="Strong_20_Emphasis"><text:span text:style-name="T218">indeling</text:span></text:span><text:span text:style-name="Strong_20_Emphasis"><text:span text:style-name="T167"> </text:span></text:span><text:span text:style-name="Strong_20_Emphasis"><text:span text:style-name="T168">controleer </text:span></text:span><text:span text:style-name="Strong_20_Emphasis"><text:span text:style-name="T169">de </text:span></text:span><text:span text:style-name="Strong_20_Emphasis"><text:span text:style-name="T170">te gebruiken </text:span></text:span><text:span text:style-name="Strong_20_Emphasis"><text:span text:style-name="T168">toetsenbordindeling </text:span></text:span><text:span text:style-name="Strong_20_Emphasis"><text:span text:style-name="T171">en </text:span></text:span><text:span text:style-name="Strong_20_Emphasis"><text:span text:style-name="T164">klik </text:span></text:span><text:span text:style-name="Strong_20_Emphasis"><text:span text:style-name="T167">op </text:span></text:span><text:span text:style-name="Strong_20_Emphasis"><text:span text:style-name="T212">Verder</text:span></text:span><text:span text:style-name="Strong_20_Emphasis"><text:span text:style-name="T167">.</text:span></text:span></text:p>
          </table:table-cell>
        </table:table-row>
        <table:table-row table:style-name="TableLine94107254284864">
          <table:table-cell table:style-name="_32_._5f_Installatie_5f_uitvoeren.A1" office:value-type="string">
            <text:p text:style-name="P57"><text:span text:style-name="Strong_20_Emphasis"><text:span text:style-name="T412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68">Als </text:span></text:span><text:span text:style-name="Strong_20_Emphasis"><text:span text:style-name="T69">het </text:span></text:span><text:span text:style-name="Strong_20_Emphasis"><text:span text:style-name="T70">het scherm </text:span></text:span><text:span text:style-name="Strong_20_Emphasis"><text:span text:style-name="T219">Draadloos</text:span></text:span><text:span text:style-name="Strong_20_Emphasis"><text:span text:style-name="T70"> </text:span></text:span><text:span text:style-name="Strong_20_Emphasis"><text:span text:style-name="T69">verschijnt, </text:span></text:span><text:span text:style-name="Strong_20_Emphasis"><text:span text:style-name="T71">kies</text:span></text:span><text:span text:style-name="Strong_20_Emphasis"><text:span text:style-name="T70"> </text:span></text:span><text:span text:style-name="Strong_20_Emphasis"><text:span text:style-name="T71">een draadloos netwerk, maak </text:span></text:span><text:span text:style-name="Strong_20_Emphasis"><text:span text:style-name="T55">verbinding, </text:span></text:span><text:span text:style-name="Strong_20_Emphasis"><text:span text:style-name="T72">en klik</text:span></text:span><text:span text:style-name="Strong_20_Emphasis"><text:span text:style-name="T55"> </text:span></text:span><text:span text:style-name="Strong_20_Emphasis"><text:span text:style-name="T73">op </text:span></text:span><text:span text:style-name="Strong_20_Emphasis"><text:span text:style-name="T208">Verder</text:span></text:span><text:span text:style-name="Strong_20_Emphasis"><text:span text:style-name="T55">.</text:span></text:span></text:p>
          </table:table-cell>
        </table:table-row>
        <table:table-row table:style-name="TableLine94107254285488">
          <table:table-cell table:style-name="_32_._5f_Installatie_5f_uitvoeren.A1" office:value-type="string">
            <text:p text:style-name="P57"><text:span text:style-name="Strong_20_Emphasis"><text:span text:style-name="T412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74">O</text:span></text:span><text:span text:style-name="Strong_20_Emphasis"><text:span text:style-name="T75">p het scherm </text:span></text:span><text:span text:style-name="Strong_20_Emphasis"><text:span text:style-name="T220">Bijgewerkte pakketten en andere programmatuur</text:span></text:span><text:span text:style-name="Strong_20_Emphasis"><text:span text:style-name="T221"> </text:span></text:span><text:span text:style-name="T55">klik op </text:span><text:span text:style-name="Strong_20_Emphasis"><text:span text:style-name="T207">Verder</text:span></text:span><text:span text:style-name="Strong_20_Emphasis"><text:span text:style-name="T55">.</text:span></text:span></text:p>
          </table:table-cell>
        </table:table-row>
        <table:table-row table:style-name="TableLine94107254280672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3"/>
          </table:table-cell>
        </table:table-row>
        <table:table-row table:style-name="TableLine94107254281296">
          <table:table-cell table:style-name="_32_._5f_Installatie_5f_uitvoeren.A1" office:value-type="string">
            <text:p text:style-name="P57"><text:span text:style-name="Strong_20_Emphasis"><text:span text:style-name="T412"><text:s/></text:span></text:span><text:span text:style-name="T107"><draw:control text:anchor-type="as-char" draw:z-index="4" draw:name="Vorm16" draw:style-name="gr1" draw:text-style-name="P103" svg:width="0.35cm" svg:height="0.35cm" draw:control="control5"/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74">O</text:span></text:span><text:span text:style-name="Strong_20_Emphasis"><text:span text:style-name="T76">p het scherm </text:span></text:span><text:span text:style-name="Strong_20_Emphasis"><text:span text:style-name="T222">Installatietype</text:span></text:span><text:span text:style-name="Strong_20_Emphasis"><text:span text:style-name="T172"> </text:span></text:span><text:span text:style-name="Strong_20_Emphasis"><text:span text:style-name="T173">selecteer</text:span></text:span><text:span text:style-name="Strong_20_Emphasis"><text:span text:style-name="T174"> </text:span></text:span><text:span text:style-name="Strong_20_Emphasis"><text:span text:style-name="T335">het gewenste </text:span></text:span><text:span text:style-name="Strong_20_Emphasis"><text:span text:style-name="T352">Installatie type</text:span></text:span><text:span text:style-name="Strong_20_Emphasis"><text:span text:style-name="T335">.</text:span></text:span></text:p>
          </table:table-cell>
        </table:table-row>
        <table:table-row table:style-name="TableLine94107254281920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83"><text:span text:style-name="Strong_20_Emphasis"><text:span text:style-name="T336">K</text:span></text:span><text:span text:style-name="Strong_20_Emphasis"><text:span text:style-name="T77">lik </text:span></text:span><text:span text:style-name="Strong_20_Emphasis"><text:span text:style-name="T78">op</text:span></text:span><text:span text:style-name="Strong_20_Emphasis"><text:span text:style-name="T77"> </text:span></text:span><text:span text:style-name="Strong_20_Emphasis"><text:span text:style-name="T213">I</text:span></text:span><text:span text:style-name="Strong_20_Emphasis"><text:span text:style-name="T214">nstalle</text:span></text:span><text:span text:style-name="Strong_20_Emphasis"><text:span text:style-name="T213">e</text:span></text:span><text:span text:style-name="Strong_20_Emphasis"><text:span text:style-name="T214">r </text:span></text:span><text:span text:style-name="Strong_20_Emphasis"><text:span text:style-name="T213">nu</text:span></text:span><text:span text:style-name="Strong_20_Emphasis"><text:span text:style-name="T77">, </text:span></text:span><text:span text:style-name="Strong_20_Emphasis"><text:span text:style-name="T94">of klik op </text:span></text:span><text:span text:style-name="Strong_20_Emphasis"><text:span text:style-name="T202">Verder</text:span></text:span><text:span text:style-name="Strong_20_Emphasis"><text:span text:style-name="T94"> en </text:span></text:span><text:span text:style-name="Strong_20_Emphasis"><text:span text:style-name="T162">c</text:span></text:span><text:span text:style-name="Strong_20_Emphasis"><text:span text:style-name="T79">ontroleer de </text:span></text:span><text:span text:style-name="Strong_20_Emphasis"><text:span text:style-name="T80">voorgestelde </text:span></text:span><text:span text:style-name="Strong_20_Emphasis"><text:span text:style-name="T79">schijfindelin</text:span></text:span><text:span text:style-name="Strong_20_Emphasis"><text:span text:style-name="T81">g,</text:span></text:span><text:span text:style-name="Strong_20_Emphasis"><text:span text:style-name="T79"> </text:span></text:span><text:span text:style-name="Strong_20_Emphasis"><text:span text:style-name="T82">kies de gewenste schijf, </text:span></text:span><text:span text:style-name="Strong_20_Emphasis"><text:span text:style-name="T81">en </text:span></text:span><text:span text:style-name="Strong_20_Emphasis"><text:span text:style-name="T185">k</text:span></text:span><text:span text:style-name="Strong_20_Emphasis"><text:span text:style-name="T186">lik op </text:span></text:span><text:span text:style-name="Strong_20_Emphasis"><text:span text:style-name="T213">I</text:span></text:span><text:span text:style-name="Strong_20_Emphasis"><text:span text:style-name="T214">nstalle</text:span></text:span><text:span text:style-name="Strong_20_Emphasis"><text:span text:style-name="T213">e</text:span></text:span><text:span text:style-name="Strong_20_Emphasis"><text:span text:style-name="T214">r </text:span></text:span><text:span text:style-name="Strong_20_Emphasis"><text:span text:style-name="T213">nu</text:span></text:span><text:span text:style-name="Strong_20_Emphasis"><text:span text:style-name="T186">.</text:span></text:span></text:p>
          </table:table-cell>
        </table:table-row>
        <table:table-row table:style-name="TableLine94107254282544">
          <table:table-cell table:style-name="_32_._5f_Installatie_5f_uitvoeren.A1" office:value-type="string">
            <text:p text:style-name="P73"><text:span text:style-name="Strong_20_Emphasis"><text:span text:style-name="T412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74">O</text:span></text:span><text:span text:style-name="Strong_20_Emphasis"><text:span text:style-name="T76">p het scherm </text:span></text:span><text:span text:style-name="Strong_20_Emphasis"><text:span text:style-name="T222">Wilt u deze aanpassingen wegschrijven naar de schijven? </text:span></text:span><text:span text:style-name="Strong_20_Emphasis"><text:span text:style-name="T83">controleer de </text:span></text:span><text:span text:style-name="Strong_20_Emphasis"><text:span text:style-name="T84">partities</text:span></text:span><text:span text:style-name="Strong_20_Emphasis"><text:span text:style-name="T83"> </text:span></text:span><text:span text:style-name="Strong_20_Emphasis"><text:span text:style-name="T85">die </text:span></text:span><text:span text:style-name="Strong_20_Emphasis"><text:span text:style-name="T86">geformatteerd</text:span></text:span><text:span text:style-name="Strong_20_Emphasis"><text:span text:style-name="T85"> worden </text:span></text:span><text:span text:style-name="Strong_20_Emphasis"><text:span text:style-name="T83">en </text:span></text:span><text:span text:style-name="Strong_20_Emphasis"><text:span text:style-name="T74">klik </text:span></text:span><text:span text:style-name="Strong_20_Emphasis"><text:span text:style-name="T77">op </text:span></text:span><text:span text:style-name="Strong_20_Emphasis"><text:span text:style-name="T209">Verder</text:span></text:span><text:span text:style-name="Strong_20_Emphasis"><text:span text:style-name="T77">.</text:span></text:span></text:p>
          </table:table-cell>
        </table:table-row>
        <table:table-row table:style-name="TableLine94107254239568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4"/>
          </table:table-cell>
        </table:table-row>
        <table:table-row table:style-name="TableLine94107254240192">
          <table:table-cell table:style-name="_32_._5f_Installatie_5f_uitvoeren.A1" office:value-type="string">
            <text:p text:style-name="P57"><text:span text:style-name="Strong_20_Emphasis"><text:span text:style-name="T412"><text:s/></text:span></text:span><text:span text:style-name="T107"><draw:control text:anchor-type="as-char" draw:z-index="5" draw:name="Vorm19" draw:style-name="gr1" draw:text-style-name="P103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37">O</text:span></text:span><text:span text:style-name="Strong_20_Emphasis"><text:span text:style-name="T338">p </text:span></text:span><text:span text:style-name="Strong_20_Emphasis"><text:span text:style-name="T339">het </text:span></text:span><text:span text:style-name="Strong_20_Emphasis"><text:span text:style-name="T340">scherm </text:span></text:span><text:span text:style-name="Strong_20_Emphasis"><text:span text:style-name="T353">Waar bevindt u zich?</text:span></text:span><text:span text:style-name="Strong_20_Emphasis"><text:span text:style-name="T340"> </text:span></text:span><text:span text:style-name="Strong_20_Emphasis"><text:span text:style-name="T341">controleer </text:span></text:span><text:span text:style-name="Strong_20_Emphasis"><text:span text:style-name="T342">de </text:span></text:span><text:span text:style-name="Strong_20_Emphasis"><text:span text:style-name="T341">locatie en </text:span></text:span><text:span text:style-name="Strong_20_Emphasis"><text:span text:style-name="T337">klik </text:span></text:span><text:span text:style-name="Strong_20_Emphasis"><text:span text:style-name="T340">op </text:span></text:span><text:span text:style-name="Strong_20_Emphasis"><text:span text:style-name="T353">Verder</text:span></text:span><text:span text:style-name="Strong_20_Emphasis"><text:span text:style-name="T340">.</text:span></text:span></text:p>
          </table:table-cell>
        </table:table-row>
        <table:table-row table:style-name="TableLine94107254240816">
          <table:table-cell table:style-name="_32_._5f_Installatie_5f_uitvoeren.A1" office:value-type="string">
            <text:p text:style-name="P57"><text:span text:style-name="Strong_20_Emphasis"><text:span text:style-name="T412"/></text:span></text:p>
          </table:table-cell>
          <table:table-cell table:style-name="_32_._5f_Installatie_5f_uitvoeren.A1" office:value-type="string">
            <text:p text:style-name="P7"><text:span text:style-name="T354">Op </text:span><text:span text:style-name="T355">het </text:span><text:span text:style-name="T353">scherm </text:span><text:span text:style-name="Strong_20_Emphasis"><text:span text:style-name="T353">Wie bent u?</text:span></text:span><text:span text:style-name="T353"> </text:span><text:span text:style-name="T354">vul </text:span><text:span text:style-name="T356">in </text:span><text:span text:style-name="Strong_20_Emphasis"><text:span text:style-name="T357">Uw n</text:span></text:span><text:span text:style-name="Strong_20_Emphasis"><text:span text:style-name="T358">aam</text:span></text:span><text:span text:style-name="Strong_20_Emphasis"><text:span text:style-name="T343"> </text:span></text:span><text:span text:style-name="Definition"><text:span text:style-name="T414">gebruiker</text:span></text:span><text:span text:style-name="Strong_20_Emphasis"><text:span text:style-name="T344">, <text:line-break/></text:span></text:span><text:span text:style-name="Strong_20_Emphasis"><text:span text:style-name="T358">Naam </text:span></text:span><text:span text:style-name="Strong_20_Emphasis"><text:span text:style-name="T357">van uw </text:span></text:span><text:span text:style-name="Strong_20_Emphasis"><text:span text:style-name="T359">computer</text:span></text:span><text:span text:style-name="Definition"><text:span text:style-name="T410"> </text:span></text:span><text:span text:style-name="Definition"><text:span text:style-name="T414">computernaam</text:span></text:span><text:span text:style-name="Strong_20_Emphasis"><text:span text:style-name="T343">,<text:line-break/></text:span></text:span><text:span text:style-name="Strong_20_Emphasis"><text:span text:style-name="T357">Kies een g</text:span></text:span><text:span text:style-name="Strong_20_Emphasis"><text:span text:style-name="T359">ebruikersnaam</text:span></text:span><text:span text:style-name="Strong_20_Emphasis"><text:span text:style-name="T343"> </text:span></text:span><text:span text:style-name="Definition"><text:span text:style-name="T414">gebruikersnaam</text:span></text:span><text:span text:style-name="Strong_20_Emphasis"><text:span text:style-name="T343">,<text:line-break/></text:span></text:span><text:span text:style-name="Strong_20_Emphasis"><text:span text:style-name="T345">g</text:span></text:span><text:span text:style-name="Strong_20_Emphasis"><text:span text:style-name="T334">eef tweemaal een </text:span></text:span><text:span text:style-name="Strong_20_Emphasis"><text:span text:style-name="T351">wachtwoord</text:span></text:span><text:span text:style-name="Strong_20_Emphasis"><text:span text:style-name="T334">,</text:span></text:span><text:span text:style-name="Strong_20_Emphasis"><text:span text:style-name="T348"> </text:span></text:span><text:span text:style-name="Strong_20_Emphasis"><text:span text:style-name="T349">en</text:span></text:span><text:span text:style-name="Strong_20_Emphasis"><text:span text:style-name="T348"> </text:span></text:span><text:span text:style-name="Strong_20_Emphasis"><text:span text:style-name="T350">k</text:span></text:span><text:span text:style-name="Strong_20_Emphasis"><text:span text:style-name="T334">lik op </text:span></text:span><text:span text:style-name="Strong_20_Emphasis"><text:span text:style-name="T351">Verder</text:span></text:span><text:span text:style-name="Strong_20_Emphasis"><text:span text:style-name="T334">.</text:span></text:span></text:p>
          </table:table-cell>
        </table:table-row>
        <table:table-row table:style-name="TableLine94107254241440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107254275296">
          <table:table-cell table:style-name="_32_._5f_Installatie_5f_uitvoeren.A1" office:value-type="string">
            <text:p text:style-name="P57"><text:span text:style-name="Strong_20_Emphasis"><text:span text:style-name="T412"><text:s/></text:span></text:span><text:span text:style-name="T107"><draw:control text:anchor-type="as-char" draw:z-index="6" draw:name="Vorm21" draw:style-name="gr1" draw:text-style-name="P103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46">O</text:span></text:span><text:span text:style-name="Strong_20_Emphasis"><text:span text:style-name="T347">p het scherm </text:span></text:span><text:span text:style-name="Strong_20_Emphasis"><text:span text:style-name="T360">Installatie voltooid</text:span></text:span><text:span text:style-name="Strong_20_Emphasis"><text:span text:style-name="T347"> </text:span></text:span><text:span text:style-name="Strong_20_Emphasis"><text:span text:style-name="T346">klik </text:span></text:span><text:span text:style-name="Strong_20_Emphasis"><text:span text:style-name="T334">op </text:span></text:span><text:span text:style-name="Strong_20_Emphasis"><text:span text:style-name="T351">Nu herstarten</text:span></text:span><text:span text:style-name="Strong_20_Emphasis"><text:span text:style-name="T334">.</text:span></text:span></text:p>
          </table:table-cell>
        </table:table-row>
        <table:table-row table:style-name="TableLine94107254275920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107254276544">
          <table:table-cell table:style-name="_32_._5f_Installatie_5f_uitvoeren.A1" office:value-type="string">
            <text:p text:style-name="P57"><text:span text:style-name="Strong_20_Emphasis"><text:span text:style-name="T107"><text:s/></text:span></text:span><text:span text:style-name="Strong_20_Emphasis"><text:span text:style-name="T155"><draw:control text:anchor-type="as-char" draw:z-index="7" draw:name="Vorm22" draw:style-name="gr1" draw:text-style-name="P103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75">Verwijder </text:span></text:span><text:span text:style-name="Strong_20_Emphasis"><text:span text:style-name="T176">het </text:span></text:span><text:span text:style-name="Strong_20_Emphasis"><text:span text:style-name="T175">installatiemedium </text:span></text:span><text:span text:style-name="Strong_20_Emphasis"><text:span text:style-name="T177">en</text:span></text:span><text:span text:style-name="Strong_20_Emphasis"><text:span text:style-name="T175"> </text:span></text:span><text:span text:style-name="Strong_20_Emphasis"><text:span text:style-name="T178">druk </text:span></text:span><text:span text:style-name="Strong_20_Emphasis"><text:span text:style-name="T179">op</text:span></text:span><text:span text:style-name="Strong_20_Emphasis"><text:span text:style-name="T178"> </text:span></text:span><text:span text:style-name="Strong_20_Emphasis"><text:span text:style-name="T159">de </text:span></text:span><text:span text:style-name="Strong_20_Emphasis"><text:span text:style-name="T160">Enter</text:span></text:span><text:span text:style-name="Strong_20_Emphasis"><text:span text:style-name="T159">-toets</text:span></text:span><text:span text:style-name="Strong_20_Emphasis"><text:span text:style-name="T180">.</text:span></text:span></text:p>
          </table:table-cell>
        </table:table-row>
      </table:table>
      <text:p text:style-name="P49"><text:span text:style-name="Strong_20_Emphasis"><text:span text:style-name="T178"/></text:span></text:p>
      <text:list xml:id="list135829645301853" text:continue-numbering="true" text:style-name="L1">
        <text:list-item>
          <text:p text:style-name="P98"><text:span text:style-name="Strong_20_Emphasis"><text:span text:style-name="T223">Installatie </text:span></text:span><text:span text:style-name="Strong_20_Emphasis"><text:span text:style-name="T224">afronden</text:span></text:span></text:p>
        </text:list-item>
      </text:list>
      <text:p text:style-name="P53"><text:span text:style-name="Strong_20_Emphasis"><text:span text:style-name="T8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107254277568">
          <table:table-cell table:style-name="_33_._5f_Installatie_5f_afronden.A1" office:value-type="string">
            <text:p text:style-name="P58"><text:span text:style-name="Strong_20_Emphasis"><text:span text:style-name="T107"><text:s/></text:span></text:span><text:span text:style-name="Strong_20_Emphasis"><text:span text:style-name="T155"><draw:control text:anchor-type="as-char" draw:z-index="8" draw:name="Vorm24" draw:style-name="gr1" draw:text-style-name="P103" svg:width="0.35cm" svg:height="0.35cm" draw:control="control9"/></text:span></text:span></text:p>
          </table:table-cell>
          <table:table-cell table:style-name="_33_._5f_Installatie_5f_afronden.A1" office:value-type="string">
            <text:p text:style-name="P56"><text:span text:style-name="Strong_20_Emphasis"><text:span text:style-name="T87">Aanmelden als </text:span></text:span><text:span text:style-name="Definition"><text:span text:style-name="T407">gebruiker</text:span></text:span><text:span text:style-name="Strong_20_Emphasis"><text:span text:style-name="T87">.</text:span></text:span></text:p>
          </table:table-cell>
        </table:table-row>
        <table:table-row table:style-name="TableLine94107254347904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56"><text:span text:style-name="Strong_20_Emphasis"><text:span text:style-name="T181"/></text:span></text:p>
          </table:table-cell>
        </table:table-row>
        <table:table-row table:style-name="TableLine94107254385888">
          <table:table-cell table:style-name="_33_._5f_Installatie_5f_afronden.A1" office:value-type="string">
            <text:p text:style-name="P58"><text:span text:style-name="Strong_20_Emphasis"><text:span text:style-name="T107"><text:s/></text:span></text:span><text:span text:style-name="Strong_20_Emphasis"><text:span text:style-name="T155"><draw:control text:anchor-type="as-char" draw:z-index="9" draw:name="Vorm25" draw:style-name="gr1" draw:text-style-name="P103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96"><text:span text:style-name="Strong_20_Emphasis"><text:span text:style-name="T98">V</text:span></text:span><text:span text:style-name="Strong_20_Emphasis"><text:span text:style-name="T88">olg de aanwijzingen </text:span></text:span><text:span text:style-name="Strong_20_Emphasis"><text:span text:style-name="T99">op de schermen</text:span></text:span><text:span text:style-name="Strong_20_Emphasis"><text:span text:style-name="T187">.</text:span></text:span></text:p>
          </table:table-cell>
        </table:table-row>
        <table:table-row table:style-name="TableLine94107254406736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107254208608">
          <table:table-cell table:style-name="_33_._5f_Installatie_5f_afronden.A1" office:value-type="string">
            <text:p text:style-name="P58"><text:span text:style-name="Strong_20_Emphasis"><text:span text:style-name="T107"><text:s/></text:span></text:span><text:span text:style-name="Strong_20_Emphasis"><text:span text:style-name="T155"><draw:control text:anchor-type="as-char" draw:z-index="10" draw:name="Vorm27" draw:style-name="gr1" draw:text-style-name="P103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67"><text:span text:style-name="Strong_20_Emphasis"><text:span text:style-name="T89">Voeg </text:span></text:span><text:span text:style-name="Strong_20_Emphasis"><text:span text:style-name="T90">eventuele </text:span></text:span><text:span text:style-name="Strong_20_Emphasis"><text:span text:style-name="T91">extra </text:span></text:span><text:span text:style-name="Strong_20_Emphasis"><text:span text:style-name="T203">Standaard</text:span></text:span><text:span text:style-name="Strong_20_Emphasis"><text:span text:style-name="T97"> of </text:span></text:span><text:span text:style-name="Strong_20_Emphasis"><text:span text:style-name="T203">Beheerder</text:span></text:span><text:span text:style-name="Strong_20_Emphasis"><text:span text:style-name="T91"> </text:span></text:span><text:span text:style-name="Definition"><text:span text:style-name="T5">gebruiker</text:span></text:span><text:span text:style-name="Strong_20_Emphasis"><text:span text:style-name="T182">s</text:span></text:span><text:span text:style-name="Strong_20_Emphasis"><text:span text:style-name="T184"> </text:span></text:span><text:span text:style-name="Strong_20_Emphasis"><text:span text:style-name="T183">toe </text:span></text:span><text:span text:style-name="Strong_20_Emphasis"><text:span text:style-name="T108">via </text:span></text:span><text:span text:style-name="Strong_20_Emphasis"><text:span text:style-name="T116">een </text:span></text:span><text:span text:style-name="Strong_20_Emphasis"><text:span text:style-name="T122">druk op de </text:span></text:span><text:span text:style-name="Strong_20_Emphasis"><text:span text:style-name="T119">Super</text:span></text:span><text:span text:style-name="Strong_20_Emphasis"><text:span text:style-name="T122">-toets</text:span></text:span><text:span text:style-name="Strong_20_Emphasis"><text:span text:style-name="T122"><text:note text:id="ftn8" text:note-class="footnote"><text:note-citation>1</text:note-citation><text:note-body><text:p text:style-name="P47"><text:span text:style-name="T276">De </text:span><text:span text:style-name="T277">Super</text:span><text:span text:style-name="T276">-toets is de Windows</text:span><text:span text:style-name="T278">-</text:span><text:span text:style-name="T279">toets</text:span><text:span text:style-name="T276">, </text:span><text:span text:style-name="T278">C</text:span><text:span text:style-name="T276">ommand-</text:span><text:span text:style-name="T279">toets</text:span><text:span text:style-name="T276">, of </text:span><text:span text:style-name="T278">V</text:span><text:span text:style-name="T276">ergrootglas-toets.</text:span></text:p></text:note-body></text:note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3">geb</text:span></text:span><text:span text:style-name="Strong_20_Emphasis"><text:span text:style-name="T194">r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8">n </text:span></text:span><text:span text:style-name="Strong_20_Emphasis"><text:span text:style-name="T124">k</text:span></text:span><text:span text:style-name="Strong_20_Emphasis"><text:span text:style-name="T108">lik </text:span></text:span><text:span text:style-name="Strong_20_Emphasis"><text:span text:style-name="T131">bij </text:span></text:span><text:span text:style-name="Strong_20_Emphasis"><text:span text:style-name="T210">Instellingen </text:span></text:span><text:span text:style-name="Strong_20_Emphasis"><text:span text:style-name="T132">rechts o</text:span></text:span><text:span text:style-name="Strong_20_Emphasis"><text:span text:style-name="T108">p </text:span></text:span><text:span text:style-name="Strong_20_Emphasis"><text:span text:style-name="T211">Gebruikers</text:span></text:span><text:span text:style-name="Strong_20_Emphasis"><text:span text:style-name="T133">.</text:span></text:span></text:p>
          </table:table-cell>
        </table:table-row>
        <table:table-row table:style-name="TableLine94107254456800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2"><text:span text:style-name="Strong_20_Emphasis"><text:span text:style-name="T161">Klik links</text:span></text:span><text:span text:style-name="Strong_20_Emphasis"><text:span text:style-name="T188"> </text:span></text:span><text:span text:style-name="Strong_20_Emphasis"><text:span text:style-name="T134">op </text:span></text:span><text:span text:style-name="Strong_20_Emphasis"><text:span text:style-name="T195">Ontgrendelen</text:span></text:span><text:span text:style-name="Strong_20_Emphasis"><text:span text:style-name="T134"> </text:span></text:span><text:span text:style-name="Strong_20_Emphasis"><text:span text:style-name="T135">en daarna op </text:span></text:span><text:span text:style-name="Strong_20_Emphasis"><text:span text:style-name="T230">Gebruik</text:span></text:span><text:span text:style-name="Strong_20_Emphasis"><text:span text:style-name="T231">er</text:span></text:span><text:span text:style-name="Strong_20_Emphasis"><text:span text:style-name="T230"> toevoegen</text:span></text:span><text:span text:style-name="Strong_20_Emphasis"><text:span text:style-name="T135">.</text:span></text:span></text:p>
          </table:table-cell>
        </table:table-row>
        <table:table-row table:style-name="TableLine94107254457424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2"><text:span text:style-name="Strong_20_Emphasis"><text:span text:style-name="T188">Sluit </text:span></text:span><text:span text:style-name="Strong_20_Emphasis"><text:span text:style-name="T230">Gebruiker toevoegen</text:span></text:span><text:span text:style-name="Strong_20_Emphasis"><text:span text:style-name="T135">.</text:span></text:span></text:p>
          </table:table-cell>
        </table:table-row>
        <table:table-row table:style-name="TableLine9410725445804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107254469728">
          <table:table-cell table:style-name="_33_._5f_Installatie_5f_afronden.A1" office:value-type="string">
            <text:p text:style-name="P57"><text:span text:style-name="Strong_20_Emphasis"><text:span text:style-name="T107"><text:s/></text:span></text:span><text:span text:style-name="Strong_20_Emphasis"><text:span text:style-name="T155"><draw:control text:anchor-type="as-char" draw:z-index="17" draw:name="Vorm4_1" draw:style-name="gr1" draw:text-style-name="P103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94"><text:span text:style-name="Strong_20_Emphasis"><text:span text:style-name="T107">Installeer </text:span></text:span><text:span text:style-name="Strong_20_Emphasis"><text:span text:style-name="T151">pakket kz</text:span></text:span><text:span text:style-name="Strong_20_Emphasis"><text:span text:style-name="T151"><text:note text:id="ftn9" text:note-class="footnote"><text:note-citation>2</text:note-citation><text:note-body><text:p text:style-name="P95"><text:span text:style-name="T448">Debian-p</text:span>akket kz plaatst documenten en scripts van Karel Zimmer <text:span text:style-name="T447">(zie </text:span><text:a xlink:type="simple" xlink:href="https://karelzimmer.nl/" text:style-name="Internet_20_link" text:visited-style-name="Visited_20_Internet_20_Link"><text:span text:style-name="Strong_20_Emphasis"><text:span text:style-name="T390">karelzimmer.nl</text:span></text:span></text:a><text:span text:style-name="Strong_20_Emphasis"><text:span text:style-name="T36">) </text:span></text:span>voor het installeren en beheren van Ubuntu.</text:p></text:note-body></text:note></text:span></text:span><text:span text:style-name="Strong_20_Emphasis"><text:span text:style-name="T108"> </text:span></text:span><text:span text:style-name="Strong_20_Emphasis"><text:span text:style-name="T152">via </text:span></text:span><text:span text:style-name="Strong_20_Emphasis"><text:span text:style-name="T116">een </text:span></text:span><text:span text:style-name="Strong_20_Emphasis"><text:span text:style-name="T136">druk</text:span></text:span><text:span text:style-name="Strong_20_Emphasis"><text:span text:style-name="T116"> op</text:span></text:span><text:span text:style-name="Strong_20_Emphasis"><text:span text:style-name="T137"> de </text:span></text:span><text:span text:style-name="Strong_20_Emphasis"><text:span text:style-name="T119">Super</text:span></text:span><text:span text:style-name="Strong_20_Emphasis"><text:span text:style-name="T137">-toets</text:span></text:span><text:span text:style-name="Strong_20_Emphasis"><text:span text:style-name="T53"><text:note-ref text:note-class="footnote" text:reference-format="text" text:ref-name="ftn8">1</text:note-ref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8">ter</text:span></text:span><text:span text:style-name="Strong_20_Emphasis"><text:span text:style-name="T199">m</text:span></text:span><text:span text:style-name="Strong_20_Emphasis"><text:span text:style-name="T110"> </text:span></text:span><text:span text:style-name="Strong_20_Emphasis"><text:span text:style-name="T130">e</text:span></text:span><text:span text:style-name="Strong_20_Emphasis"><text:span text:style-name="T108">n </text:span></text:span><text:span text:style-name="Strong_20_Emphasis"><text:span text:style-name="T124">k</text:span></text:span><text:span text:style-name="Strong_20_Emphasis"><text:span text:style-name="T108">lik op het pictogram van </text:span></text:span><text:span text:style-name="Strong_20_Emphasis"><text:span text:style-name="T200">Terminalvenster</text:span></text:span><text:span text:style-name="Strong_20_Emphasis"><text:span text:style-name="T110">.</text:span></text:span></text:p>
          </table:table-cell>
        </table:table-row>
        <table:table-row table:style-name="TableLine94107254470352">
          <table:table-cell table:style-name="_33_._5f_Installatie_5f_afronden.A1" office:value-type="string">
            <text:p text:style-name="P60"><text:span text:style-name="Strong_20_Emphasis"><text:span text:style-name="T107"/></text:span></text:p>
          </table:table-cell>
          <table:table-cell table:style-name="_33_._5f_Installatie_5f_afronden.A1" office:value-type="string">
            <text:p text:style-name="P65"><text:span text:style-name="T415">Typ</text:span><text:span text:style-name="Strong_20_Emphasis"><text:span text:style-name="T111">, of </text:span></text:span><text:span text:style-name="Strong_20_Emphasis"><text:span text:style-name="T110">kopieer en plak, de</text:span></text:span><text:span text:style-name="Strong_20_Emphasis"><text:span text:style-name="T138">z</text:span></text:span><text:span text:style-name="Strong_20_Emphasis"><text:span text:style-name="T110">e </text:span></text:span><text:span text:style-name="Strong_20_Emphasis"><text:span text:style-name="T113">twee </text:span></text:span><text:span text:style-name="Strong_20_Emphasis"><text:span text:style-name="T110">opdrachten, ieder gevolgd door de </text:span></text:span><text:span text:style-name="Strong_20_Emphasis"><text:span text:style-name="T109">Enter</text:span></text:span><text:span text:style-name="Strong_20_Emphasis"><text:span text:style-name="T108">-toets:<text:line-break/></text:span></text:span><text:span text:style-name="User_20_Entry"><text:span text:style-name="T46">wget karelzimmer.nl/</text:span></text:span><text:span text:style-name="User_20_Entry"><text:span text:style-name="T47">kz</text:span></text:span><text:span text:style-name="User_20_Entry"><text:span text:style-name="T46"><text:line-break/>bash </text:span></text:span><text:span text:style-name="User_20_Entry"><text:span text:style-name="T47">kz</text:span></text:span></text:p>
          </table:table-cell>
        </table:table-row>
        <table:table-row table:style-name="TableLine94107254470976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76"><text:span text:style-name="T412">V</text:span><text:span text:style-name="Strong_20_Emphasis"><text:span text:style-name="T114">olg </text:span></text:span><text:span text:style-name="Strong_20_Emphasis"><text:span text:style-name="T115">de aanwijzingen op het scherm.</text:span></text:span></text:p>
          </table:table-cell>
        </table:table-row>
        <table:table-row table:style-name="TableLine94107254471600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107254472416">
          <table:table-cell table:style-name="_33_._5f_Installatie_5f_afronden.A1" office:value-type="string">
            <text:p text:style-name="P58"><text:span text:style-name="Strong_20_Emphasis"><text:span text:style-name="T107"><text:s/></text:span></text:span><text:span text:style-name="Strong_20_Emphasis"><text:span text:style-name="T155"><draw:control text:anchor-type="as-char" draw:z-index="11" draw:name="Vorm37" draw:style-name="gr1" draw:text-style-name="P103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139">Rond de</text:span></text:span><text:span text:style-name="Strong_20_Emphasis"><text:span text:style-name="T140"> installatie </text:span></text:span><text:span text:style-name="Strong_20_Emphasis"><text:span text:style-name="T139">af</text:span></text:span><text:span text:style-name="Strong_20_Emphasis"><text:span text:style-name="T139"><text:note text:id="ftn10" text:note-class="footnote"><text:note-citation>3</text:note-citation><text:note-body><text:p text:style-name="Footnote">De installatie kan <text:span text:style-name="T428">ge</text:span>controle<text:span text:style-name="T428">e</text:span>r<text:span text:style-name="T428">d worden </text:span>op volledigheid met <text:span text:style-name="T429">bestand</text:span> <text:span text:style-name="T423">Persoonlijke map / kz / Apps</text:span>.</text:p></text:note-body></text:note></text:span></text:span><text:span text:style-name="Strong_20_Emphasis"><text:span text:style-name="T139"> </text:span></text:span><text:span text:style-name="Strong_20_Emphasis"><text:span text:style-name="T108">via </text:span></text:span><text:span text:style-name="Strong_20_Emphasis"><text:span text:style-name="T141">een</text:span></text:span><text:span text:style-name="Strong_20_Emphasis"><text:span text:style-name="T142"> druk</text:span></text:span><text:span text:style-name="Strong_20_Emphasis"><text:span text:style-name="T141"> op</text:span></text:span><text:span text:style-name="Strong_20_Emphasis"><text:span text:style-name="T137"> de </text:span></text:span><text:span text:style-name="Strong_20_Emphasis"><text:span text:style-name="T119">Super</text:span></text:span><text:span text:style-name="Strong_20_Emphasis"><text:span text:style-name="T137">-toets</text:span></text:span><text:span text:style-name="Strong_20_Emphasis"><text:span text:style-name="T53"><text:note-ref text:note-class="footnote" text:reference-format="text" text:ref-name="ftn8">1</text:note-ref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6">men</text:span></text:span><text:span text:style-name="Strong_20_Emphasis"><text:span text:style-name="T192">u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8">n </text:span></text:span><text:span text:style-name="Strong_20_Emphasis"><text:span text:style-name="T124">k</text:span></text:span><text:span text:style-name="Strong_20_Emphasis"><text:span text:style-name="T108">lik op het pictogram van </text:span></text:span><text:span text:style-name="Strong_20_Emphasis"><text:span text:style-name="T225">Installatiem</text:span></text:span><text:span text:style-name="Strong_20_Emphasis"><text:span text:style-name="T226">enu</text:span></text:span><text:span text:style-name="Strong_20_Emphasis"><text:span text:style-name="T122">.</text:span></text:span></text:p>
          </table:table-cell>
        </table:table-row>
        <table:table-row table:style-name="TableLine94107254473040">
          <table:table-cell table:style-name="_33_._5f_Installatie_5f_afronden.A1" office:value-type="string">
            <text:p text:style-name="P58"><text:span text:style-name="Strong_20_Emphasis"><text:span text:style-name="T107"/></text:span></text:p>
          </table:table-cell>
          <table:table-cell table:style-name="_33_._5f_Installatie_5f_afronden.A1" office:value-type="string">
            <text:p text:style-name="P77"><text:span text:style-name="Strong_20_Emphasis"><text:span text:style-name="T143">K</text:span></text:span><text:span text:style-name="Strong_20_Emphasis"><text:span text:style-name="T126">ie</text:span></text:span><text:span text:style-name="Strong_20_Emphasis"><text:span text:style-name="T127">s </text:span></text:span><text:span text:style-name="Strong_20_Emphasis"><text:span text:style-name="T232">3</text:span></text:span><text:span text:style-name="Strong_20_Emphasis"><text:span text:style-name="T189"> </text:span></text:span><text:span text:style-name="Strong_20_Emphasis"><text:span text:style-name="T233">Installatie</text:span></text:span><text:span text:style-name="Strong_20_Emphasis"><text:span text:style-name="T234"> </text:span></text:span><text:span text:style-name="Strong_20_Emphasis"><text:span text:style-name="T235">afronden</text:span></text:span><text:span text:style-name="Strong_20_Emphasis"><text:span text:style-name="T143"> </text:span></text:span><text:span text:style-name="Strong_20_Emphasis"><text:span text:style-name="T128">en </text:span></text:span><text:span text:style-name="Strong_20_Emphasis"><text:span text:style-name="T144">v</text:span></text:span><text:span text:style-name="Strong_20_Emphasis"><text:span text:style-name="T115">olg de aanwijzingen op het scherm.</text:span></text:span></text:p>
          </table:table-cell>
        </table:table-row>
        <table:table-row table:style-name="TableLine94107254473664"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77"/>
          </table:table-cell>
        </table:table-row>
        <table:table-row table:style-name="TableLine94107254474368">
          <table:table-cell table:style-name="_33_._5f_Installatie_5f_afronden.A1" office:value-type="string">
            <text:p text:style-name="P85"><text:span text:style-name="Strong_20_Emphasis"><text:span text:style-name="T107"><text:s/></text:span></text:span><text:span text:style-name="Strong_20_Emphasis"><text:span text:style-name="T155"><draw:control text:anchor-type="as-char" draw:z-index="22" draw:name="Vorm 1" draw:style-name="gr1" draw:text-style-name="P103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84">Herstart de computer.</text:p>
          </table:table-cell>
        </table:table-row>
      </table:table>
      <text:p text:style-name="P53"><text:span text:style-name="Strong_20_Emphasis"><text:span text:style-name="T87"><text:tab/></text:span></text:span></text:p>
      <text:p text:style-name="P54"><text:span text:style-name="Strong_20_Emphasis"><text:span text:style-name="T128"/></text:span></text:p>
      <text:p text:style-name="P55"><text:span text:style-name="Strong_20_Emphasis"><text:span text:style-name="T115"/></text:span></text:p>
      <text:list xml:id="list135831074507414" text:continue-numbering="true" text:style-name="L1">
        <text:list-item>
          <text:p text:style-name="P102"><text:span text:style-name="Strong_20_Emphasis"><text:span text:style-name="T402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 table:style-name="TableLine94107254475088">
          <table:table-cell table:style-name="Tabel2.A1" office:value-type="string">
            <text:p text:style-name="P66"><text:span text:style-name="Strong_20_Emphasis"><text:span text:style-name="T107"><text:s/></text:span></text:span><text:span text:style-name="Strong_20_Emphasis"><text:span text:style-name="T155"><draw:control text:anchor-type="as-char" draw:z-index="18" draw:name="Vorm40_0" draw:style-name="gr1" draw:text-style-name="P103" svg:width="0.35cm" svg:height="0.35cm" draw:control="control19"/></text:span></text:span></text:p>
          </table:table-cell>
          <table:table-cell table:style-name="Tabel2.A1" office:value-type="string">
            <text:p text:style-name="P24"><text:span text:style-name="Strong_20_Emphasis"><text:span text:style-name="T87">Aanmelden als </text:span></text:span><text:span text:style-name="Definition"><text:span text:style-name="T407">gebruiker</text:span></text:span><text:span text:style-name="Strong_20_Emphasis"><text:span text:style-name="T145"><text:note text:id="ftn11" text:note-class="footnote"><text:note-citation>1</text:note-citation><text:note-body><text:p text:style-name="P82"><text:span text:style-name="User_20_Entry"><text:span text:style-name="T254">E</text:span></text:span><text:span text:style-name="User_20_Entry"><text:span text:style-name="T255">ventuele extra </text:span></text:span><text:span text:style-name="User_20_Entry"><text:span text:style-name="T256">gebruiker</text:span></text:span><text:span text:style-name="User_20_Entry"><text:span text:style-name="T255">s aanmelden en dezelfde stappen uitvoeren.</text:span></text:span></text:p></text:note-body></text:note></text:span></text:span><text:span text:style-name="Strong_20_Emphasis"><text:span text:style-name="T87">.</text:span></text:span></text:p>
          </table:table-cell>
        </table:table-row>
        <table:table-row table:style-name="TableLine94107254562944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7"/>
          </table:table-cell>
        </table:table-row>
        <table:table-row table:style-name="TableLine94107254524272">
          <table:table-cell table:style-name="Tabel2.A1" office:value-type="string">
            <text:p text:style-name="P74"><text:span text:style-name="Strong_20_Emphasis"><text:span text:style-name="T107"><text:s/></text:span></text:span><text:span text:style-name="Strong_20_Emphasis"><text:span text:style-name="T155"><draw:control text:anchor-type="as-char" draw:z-index="20" draw:name="Vorm40_2" draw:style-name="gr1" draw:text-style-name="P103" svg:width="0.35cm" svg:height="0.35cm" draw:control="control21"/></text:span></text:span></text:p>
          </table:table-cell>
          <table:table-cell table:style-name="Tabel2.A1" office:value-type="string">
            <text:p text:style-name="P23"><text:span text:style-name="Strong_20_Emphasis"><text:span text:style-name="T146">R</text:span></text:span><text:span text:style-name="Strong_20_Emphasis"><text:span text:style-name="T147">icht </text:span></text:span><text:span text:style-name="Strong_20_Emphasis"><text:span text:style-name="T148">de </text:span></text:span><text:span text:style-name="Definition"><text:span text:style-name="T6">gebruiker</text:span></text:span><text:span text:style-name="Strong_20_Emphasis"><text:span text:style-name="T147"> </text:span></text:span><text:span text:style-name="Strong_20_Emphasis"><text:span text:style-name="T149">in </text:span></text:span><text:span text:style-name="Strong_20_Emphasis"><text:span text:style-name="T108">via </text:span></text:span><text:span text:style-name="Strong_20_Emphasis"><text:span text:style-name="T141">een</text:span></text:span><text:span text:style-name="Strong_20_Emphasis"><text:span text:style-name="T142"> druk</text:span></text:span><text:span text:style-name="Strong_20_Emphasis"><text:span text:style-name="T141"> op</text:span></text:span><text:span text:style-name="Strong_20_Emphasis"><text:span text:style-name="T137"> de </text:span></text:span><text:span text:style-name="Strong_20_Emphasis"><text:span text:style-name="T119">Super</text:span></text:span><text:span text:style-name="Strong_20_Emphasis"><text:span text:style-name="T137">-toets</text:span></text:span><text:span text:style-name="Strong_20_Emphasis"><text:span text:style-name="T53"><text:note text:id="ftn12" text:note-class="footnote"><text:note-citation>2</text:note-citation><text:note-body><text:p text:style-name="P79"><text:span text:style-name="T262">D</text:span>e <text:span text:style-name="T394">Super</text:span>-toets <text:span text:style-name="T262">is </text:span>de Windows<text:span text:style-name="T398">-</text:span><text:span text:style-name="T393">toets</text:span>, <text:span text:style-name="T398">C</text:span>ommand-<text:span text:style-name="T393">toets</text:span>, of <text:span text:style-name="T398">V</text:span>ergrootglas-toets.</text:p></text:note-body></text:note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6">men</text:span></text:span><text:span text:style-name="Strong_20_Emphasis"><text:span text:style-name="T192">u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8">n </text:span></text:span><text:span text:style-name="Strong_20_Emphasis"><text:span text:style-name="T124">k</text:span></text:span><text:span text:style-name="Strong_20_Emphasis"><text:span text:style-name="T108">lik op het pictogram van </text:span></text:span><text:span text:style-name="Strong_20_Emphasis"><text:span text:style-name="T225">Installatiem</text:span></text:span><text:span text:style-name="Strong_20_Emphasis"><text:span text:style-name="T226">enu</text:span></text:span><text:span text:style-name="Strong_20_Emphasis"><text:span text:style-name="T122">.</text:span></text:span></text:p>
          </table:table-cell>
        </table:table-row>
        <table:table-row table:style-name="TableLine94107254520256"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22"><text:span text:style-name="Strong_20_Emphasis"><text:span text:style-name="T143">K</text:span></text:span><text:span text:style-name="Strong_20_Emphasis"><text:span text:style-name="T126">ie</text:span></text:span><text:span text:style-name="Strong_20_Emphasis"><text:span text:style-name="T127">s </text:span></text:span><text:span text:style-name="Strong_20_Emphasis"><text:span text:style-name="T232">4 </text:span></text:span><text:span text:style-name="Strong_20_Emphasis"><text:span text:style-name="T197">Gebruiker inrichten</text:span></text:span><text:span text:style-name="Strong_20_Emphasis"><text:span text:style-name="T143"> </text:span></text:span><text:span text:style-name="Strong_20_Emphasis"><text:span text:style-name="T128">en </text:span></text:span><text:span text:style-name="Strong_20_Emphasis"><text:span text:style-name="T144">v</text:span></text:span><text:span text:style-name="Strong_20_Emphasis"><text:span text:style-name="T115">olg de aanwijzingen op het scherm</text:span></text:span><text:span text:style-name="Strong_20_Emphasis"><text:span text:style-name="T190">.</text:span></text:span></text:p>
          </table:table-cell>
        </table:table-row>
        <table:table-row table:style-name="TableLine94107254562144"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22"/>
          </table:table-cell>
        </table:table-row>
        <table:table-row table:style-name="TableLine94107254571616">
          <table:table-cell table:style-name="Tabel2.A1" office:value-type="string">
            <text:p text:style-name="P43"><text:span text:style-name="Strong_20_Emphasis"><text:span text:style-name="T106"><text:s/></text:span></text:span><text:span text:style-name="Strong_20_Emphasis"><text:span text:style-name="T154"><draw:control text:anchor-type="as-char" draw:z-index="26" draw:name="Vorm40_ 2" draw:style-name="gr1" draw:text-style-name="P103" svg:width="0.35cm" svg:height="0.35cm" draw:control="control27"/></text:span></text:span></text:p>
          </table:table-cell>
          <table:table-cell table:style-name="Tabel2.A1" office:value-type="string">
            <text:p text:style-name="P90">Wijzig <text:span text:style-name="T430">indien gewenst </text:span><text:span text:style-name="T425">de g</text:span>ebruikersfoto <text:span text:style-name="T424">v</text:span><text:span text:style-name="T416">ia </text:span><text:span text:style-name="T417">een druk op </text:span><text:span text:style-name="T416">d</text:span><text:span text:style-name="T320">e </text:span><text:span text:style-name="T321">Super</text:span><text:span text:style-name="T320">-toets</text:span><text:span text:style-name="T333"><text:note-ref text:note-class="footnote" text:reference-format="text" text:ref-name="ftn12">2</text:note-ref></text:span><text:span text:style-name="T320">, </text:span><text:span text:style-name="T322">zoek </text:span><text:span text:style-name="T317">gebr</text:span><text:span text:style-name="T322"> en klik achter </text:span><text:span text:style-name="T316">Instellingen</text:span><text:span text:style-name="T322"> op </text:span><text:span text:style-name="T317">Gebruikers</text:span><text:span text:style-name="T320">.</text:span></text:p>
            <text:p text:style-name="P89"><text:span text:style-name="T323">Klik op </text:span><text:span text:style-name="Strong_20_Emphasis"><text:span text:style-name="T280">Ontgrendelen</text:span></text:span><text:span text:style-name="T323">.</text:span></text:p>
            <text:p text:style-name="P89"><text:span text:style-name="T323">Klik op afbeelding voor </text:span><text:span text:style-name="Definition"><text:span text:style-name="T9">gebruiker</text:span></text:span><text:span text:style-name="T323">.</text:span></text:p>
            <text:p text:style-name="P91"><text:span text:style-name="T323">Klik op </text:span><text:span text:style-name="Strong_20_Emphasis"><text:span text:style-name="T280">Selecteer een bestand</text:span></text:span><text:span text:style-name="T323">.</text:span><text:span text:style-name="T320"><text:line-break/></text:span><text:span text:style-name="T326">Selecteer </text:span><text:span text:style-name="T327">indien aanwezig</text:span><text:span text:style-name="T324"> </text:span><text:span text:style-name="T314">Gebruikersfoto</text:span><text:span text:style-name="T324"> </text:span><text:span text:style-name="T325">in</text:span><text:span text:style-name="T324"> </text:span><text:span text:style-name="T318">Persoonlijke map</text:span><text:span text:style-name="T324"> / </text:span><text:span text:style-name="T318">kz-</text:span><text:span text:style-name="T319">data</text:span><text:span text:style-name="T299">.</text:span></text:p>
          </table:table-cell>
        </table:table-row>
        <table:table-row table:style-name="TableLine94107254526976"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8"/>
          </table:table-cell>
        </table:table-row>
        <table:table-row table:style-name="TableLine94107254496528">
          <table:table-cell table:style-name="Tabel2.A1" office:value-type="string">
            <text:p text:style-name="P41"><text:span text:style-name="Strong_20_Emphasis"><text:span text:style-name="T106"><text:s/></text:span></text:span><text:span text:style-name="Strong_20_Emphasis"><text:span text:style-name="T154"><draw:control text:anchor-type="as-char" draw:z-index="21" draw:name="Vorm40_1" draw:style-name="gr1" draw:text-style-name="P103" svg:width="0.35cm" svg:height="0.35cm" draw:control="control22"/></text:span></text:span></text:p>
          </table:table-cell>
          <table:table-cell table:style-name="Tabel2.A1" office:value-type="string">
            <text:p text:style-name="P48">Afmelden.</text:p>
          </table:table-cell>
        </table:table-row>
      </table:table>
      <text:p text:style-name="P20"><text:span text:style-name="Strong_20_Emphasis"><text:span text:style-name="T150"/></text:span></text:p>
      <text:p text:style-name="P40"/>
      <text:p text:style-name="P44"><text:span text:style-name="T271">E</text:span><text:span text:style-name="T272">inde c</text:span><text:span text:style-name="T273">hecklist, </text:span><text:span text:style-name="T274">d</text:span><text:span text:style-name="T273">e installatie van </text:span><text:span text:style-name="T273"><text:reference-ref text:reference-format="text" text:ref-name="Distributie">Ubuntu</text:reference-ref></text:span><text:span text:style-name="T273"><text:s/></text:span><text:span text:style-name="T275"><text:reference-ref text:reference-format="text" text:ref-name="Versie">22.04</text:reference-ref></text:span><text:span text:style-name="Strong_20_Emphasis"><text:span text:style-name="T297"><text:s/></text:span></text:span><text:span text:style-name="Strong_20_Emphasis"><text:span text:style-name="T298">LTS</text:span></text:span><text:span text:style-name="T52"> </text:span><text:span text:style-name="T273"><text:reference-ref text:reference-format="text" text:ref-name="Editie">Desktop</text:reference-ref></text:span><text:span text:style-name="T273"><text:s/>is voltooid.</text:span></text:p>
      <text:p text:style-name="P18"/>
      <text:p text:style-name="P6"><text:span text:style-name="T163">Geschreven</text:span><text:span text:style-name="T92"> door Karel Zimmer &lt;</text:span><text:a xlink:type="simple" xlink:href="mailto:info@karelzimmer.nl" text:style-name="Internet_20_link" text:visited-style-name="Visited_20_Internet_20_Link"><text:span text:style-name="T412">info@karelzimmer.nl</text:span></text:a><text:span text:style-name="T92">&gt;</text:span><text:span text:style-name="T9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8-04T13:58:29.102518111">04-08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8-04T13:58:28.863771458</dc:date>
    <meta:keyword>Installatie</meta:keyword>
    <meta:keyword>Checklist</meta:keyword>
    <meta:keyword>Linux</meta:keyword>
    <meta:editing-cycles>6475</meta:editing-cycles>
    <meta:editing-duration>P11DT11H9M11S</meta:editing-duration>
    <meta:print-date>2021-03-23T20:07:57.967210640</meta:print-date>
    <dc:creator>Karel Zimmer</dc:creator>
    <meta:document-statistic meta:table-count="4" meta:image-count="0" meta:object-count="0" meta:page-count="4" meta:paragraph-count="98" meta:word-count="863" meta:character-count="6014" meta:non-whitespace-character-count="5184"/>
    <meta:user-defined meta:name="Info 1"/>
    <meta:user-defined meta:name="Info 2"/>
    <meta:user-defined meta:name="Info 3"/>
    <meta:user-defined meta:name="Info 4"/>
  </office:meta>
</office:document-meta>
</file>